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shadow="hidden" dr3d:depth="0.23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shadow="hidden" dr3d:depth="0.74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draw:fill="solid" draw:fill-color="#3c3c3c" draw:shadow="hidden" dr3d:depth="0.839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shadow="hidden" dr3d:depth="0.427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draw:fill="solid" draw:fill-color="#3c3c3c" draw:shadow="hidden" dr3d:depth="0.48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shadow="hidden" dr3d:depth="0.657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fill="solid" draw:fill-color="#3c3c3c" draw:shadow="hidden" dr3d:depth="0.739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width="0cm" draw:shadow="hidden" dr3d:depth="0.803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draw:fill="solid" draw:fill-color="#3c3c3c" draw:shadow="hidden" dr3d:depth="0.903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svg:stroke-width="0cm" draw:shadow="hidden" dr3d:depth="0.57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draw:fill="solid" draw:fill-color="#3c3c3c" draw:shadow="hidden" dr3d:depth="0.641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text-shadow="1pt 1pt" style:font-size-asian="12pt" style:font-size-complex="12pt"/>
    </style:style>
    <style:style style:name="T1" style:family="text">
      <style:text-properties fo:font-size="12pt" fo:text-shadow="1pt 1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3d:scene draw:style-name="gr1" xml:id="id8" draw:id="id8" svg:width="2.5cm" svg:height="2.5cm" svg:x="14.875cm" svg:y="1.2cm" dr3d:transform="matrix (1 0 0 0 0.939692620785931 0.342020143325607 0 -0.342020143325607 0.939692620785931 -14.5005cm 2.39005977518764cm 0.74433763913294cm)" dr3d:vrp="(0 0 3096)" dr3d:vpn="(0 0 2860)" dr3d:projection="perspective" dr3d:distance="0.23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14000 -3001 1001 1001" svg:d="m14500-2000 52-3 51-7 48-12 47-16 43-21 42-25 38-28 35-32 32-35 28-38 25-42 21-43 16-47 12-48 7-51 3-52-3-52-7-51-12-48-16-47-21-43-25-42-28-38-32-35-35-32-38-28-42-25-43-21-47-16-48-12-51-7-52-3-52 3-51 7-48 12-47 16-43 21-42 25-38 28-35 32-32 35-28 38-25 42-21 43-16 47-12 48-7 51-3 52 3 52 7 51 12 48 16 47 21 43 25 42 28 38 32 35 35 32 38 28 42 25 43 21 47 16 48 12 51 7zm-448 3zm1001-1001z"/>
        </dr3d:scene>
        <dr3d:scene draw:style-name="gr3" xml:id="id7" draw:id="id7" svg:width="7.5cm" svg:height="4cm" svg:x="12.375cm" svg:y="4.6cm" dr3d:transform="matrix (1 0 0 0 0.939692620785931 0.342020143325607 0 -0.342020143325607 0.939692620785931 -14.5005cm 5.54717986595459cm 1.5725857797742cm)" dr3d:vrp="(0 0 15127.5714285714)" dr3d:vpn="(0 0 14288.5714285714)" dr3d:projection="perspective" dr3d:distance="0.8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12000 -7001 5001 2501" svg:d="m12979-4500h4022l-980-2501h-4021zm0 2501zm5001-2501z"/>
          <dr3d:extrude draw:style-name="gr5" draw:layer="layout" svg:viewBox="12755 -5454 231 268" svg:d="m12944-5454-69 111h-83v-111h-37v268h126l11-1h5l5-1 5-1h5l5-1 4-2 4-1 5-2 4-1 3-2 4-2 3-2 4-2 3-3 3-2 2-3 3-3 2-3 2-3 2-3 2-3 2-4 1-3 2-4 1-4 1-4v-4l1-4v-4-5-3-3-3l-1-3v-4l-1-3-1-3-1-3-1-3-1-3-1-3-1-3-2-2-2-3-1-3-2-2-2-3-2-2-3-3-2-2-3-2-3-2-3-2-3-2-3-2-3-1-3-2-4-1-4-1-4-2-4-1h-4l76-116zm-47 191v3l-1 3v2 3l-1 3-1 2v3l-1 2-2 2-1 2-1 2-2 2-1 2-2 2-2 1-2 2-2 1-2 1-2 2-2 1-3 1-2 1-3 1-3 1h-3l-3 1h-3l-3 1h-7-7-85v-98h87 4 3l4 1h3l4 1h3l3 1 3 1 3 1 2 1 3 1 2 2 2 1 3 1 2 2 1 2 2 1 2 2 1 2 2 2 1 2 1 2 1 3 1 2 1 2 1 3v2l1 2v3 3l1 2z"/>
          <dr3d:extrude draw:style-name="gr5" draw:layer="layout" svg:viewBox="13019 -5458 182 213" svg:d="m13055-5359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3235 -5535 174 289" svg:d="m13322-5535-8 1h-8l-4 1-4 1h-3l-4 1-3 1-4 1-3 1-3 2-2 1-3 1-3 2-2 1-3 2-2 2-2 2-2 2-2 2-2 2-1 2-2 2-1 3-2 2-1 3-1 2-1 3-1 3-1 2-1 3 35 5 1-3 1-4 1-3 2-3 2-2 2-3 3-2 3-2 3-2 3-1 3-2 4-1h4l4-1h5l4-1 3 1h3 3 2l3 1h2l3 1 2 1 3 1 2 1 2 1 2 1 2 1 2 2 2 1 1 2 2 2 2 2 1 2 1 2 2 3 1 2 1 3 1 3v2l1 4 1 3v3l1 4v3 8 33 0l-2-4-2-3-3-4-3-4-1-2-1-1-2-2-2-1-1-2-2-2-2-1-2-1-2-2-2-1-3-1-2-1-2-1-3-1-2-1-3-1-3-1-2-1h-3l-3-1h-3-3-4l-3-1-5 1h-4-5l-4 1-4 1-4 1-4 1-4 2-3 2-3 2-3 2-3 2-3 3-3 3-2 2-2 4-2 3-2 4-2 3-2 4-1 5-2 4-1 4-1 5-2 10-1 11-1 12v12 12l1 12 1 10 2 11 1 4 1 5 2 5 1 4 2 4 2 4 2 4 2 3 3 3 2 4 3 3 3 2 3 3 3 2 3 2 4 2 4 2 4 1 4 2 4 1h5l5 1h5 5 5 5l5-1 5-1 5-1 4-2 4-2 5-2 3-3 4-3 3-3 4-4 3-3 2-4 3-4 2-5h1v11 11l1 9v2l1 1v0 1 0 0 0 0h32v-1-1-4-9l-1-13v-14-157-10l-1-10-2-9-2-9-2-4-1-3-2-4-2-4-2-3-2-3-2-3-3-3-3-2-3-3-3-2-3-2-3-2-4-2-4-2-4-1-8-2-9-2-10-1zm41 183v10 5l-1 5-1 4v4l-1 4-1 4-2 4-1 4-1 3-2 3-1 3-2 3-2 3-2 2-2 3-2 2-2 2-2 2-2 1-2 2-3 1-2 2-2 1-3 1h-2l-3 1h-2l-3 1h-2-3-3-3l-3-1h-3l-3-1h-2l-3-1-2-1-3-2-2-1-2-2-2-1-2-2-2-2-1-2-2-3-1-2-2-3-1-3-1-3-1-3-1-4-1-3-1-4-1-8-1-9-1-9v-10-11l1-10 1-9 1-8 1-3 1-4 1-3 1-3 1-3 1-3 2-3 1-2 2-2 1-2 2-2 2-2 2-2 2-1 2-1 2-1 3-1 2-1 3-1h2l3-1h3 3 3 3 3 2l3 1h2l3 1 2 1 2 1 3 1 2 2 2 1 3 2 2 2 2 2 2 2 2 2 2 2 2 3 1 3 2 3 2 3 1 3 1 4 2 3 1 4 1 4v5l1 4 1 5v4z"/>
          <dr3d:extrude draw:style-name="gr5" draw:layer="layout" svg:viewBox="13460 -5454 97 209" svg:d="m13461-5454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5" draw:layer="layout" svg:viewBox="13582 -5458 199 213" svg:d="m13644-5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3792 -5458 169 212" svg:d="m13961-5397v-4-3-3l-1-4-1-3-1-3-1-3-1-3-2-2-1-3-2-3-2-2-2-2-2-3-3-2-2-2-3-2-3-1-3-2-3-1-3-2-4-1-4-1-3-1-4-1-4-1-5-1h-4l-9-1-10-1-8 1h-9l-7 1-8 1-3 1-4 1-3 1-3 1-3 1-3 1-3 2-3 1-3 2-2 1-3 2-2 2-2 2-2 2-2 3-2 2-2 3-1 2-2 3-1 3-2 3-1 4-1 3-1 3 30 6 2-4 1-3 2-4 1-1 1-2 1-1 1-2 2-1 1-1 2-2 1-1 3-2 4-2 4-1 4-2 5-1h5l5-1h5l6-1 6 1h5 5l4 1h3l2 1h2l2 1 2 1h2l2 1 1 1 2 1 1 1 2 1 1 2 1 1 2 1 1 2 1 1v2l1 1 1 2v2l1 2v2 2 2 3 2 2l-1 2v2l-1 1-1 2-1 2-1 1-1 1-2 2-1 1-2 1-1 1-2 1-2 1-2 1-2 1-5 2-5 2-5 1-24 7-25 7-3 1-3 1-3 1-2 2-3 1-3 2-2 1-3 2-2 1-2 2-2 2-2 2-2 2-2 2-2 2-1 3-2 2-1 3-1 3-1 3-1 3v3 4l-1 3 1 7v3l1 3v3l1 3 1 3 1 3 2 2 1 3 2 2 2 3 2 2 2 2 2 2 2 2 3 2 3 1 3 2 3 1 6 3 7 2 8 1 8 2h8 10 8 8l7-1 7-1 7-2 6-2 5-3 6-2 2-2 2-2 3-1 2-2 2-2 2-2 1-3 2-2 1-2 2-3 1-3 1-2 2-6 2-7-31-4v2l-1 2v2l-1 2-1 1-1 2-1 1-1 2-1 1-1 1-2 2-1 1-1 1-2 1-1 1-2 1h-2l-1 1-2 1h-2l-2 1h-2l-2 1h-2l-4 1h-4l-4 1h-4-6l-5-1h-5l-4-1-4-1-4-1-3-2h-2l-1-1-2-1-1-1-1-1-1-1-1-1-1-2-1-1-1-1v-1l-1-2v-1l-1-2v-1-2-2-2-2-1-2l1-2v-2l1-1 1-2 1-1 1-2 1-1 1-1 2-1 1-1 2-1 1-1 2-1 4-2 4-2 5-1 5-2 22-6 17-4 4-1 4-2 4-1 4-2 4-1 4-2 4-2 4-2 1-2 2-1 2-1 1-1 2-2 1-1 2-2 1-1 1-2 1-1 2-2 1-2 1-2 1-2 1-2v-2l1-2 1-2v-2l1-3v-2-3-2z"/>
          <dr3d:extrude draw:style-name="gr5" draw:layer="layout" svg:viewBox="14103 -5458 174 285" svg:d="m14242-542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5" draw:layer="layout" svg:viewBox="14319 -5458 182 213" svg:d="m14355-5359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4608 -5454 258 267" svg:d="m14829-5454-31 78h-122l-30-78h-38l109 267h41l108-267zm-113 195-6 15-5 14-3 11-1 3-1 2v0 0 0 0-2l-1-3-4-11-5-14-5-15-35-88h100z"/>
          <dr3d:extrude draw:style-name="gr5" draw:layer="layout" svg:viewBox="14891 -5458 165 209" svg:d="m14925-5249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5" draw:layer="layout" svg:viewBox="15087 -5457 99 254" svg:d="m15186-5452-3-1-4-1-4-1h-4l-5-1h-4-5l-5-1-5 1h-5l-4 1-4 1-4 2-3 2-3 2-3 3-2 3-2 4-2 3-1 5-1 4-1 5-1 5v6 137h-24v24h25l10 46h23v-46h38v-24h-38v-130-3-4l1-3v-2l1-3v-1l1-1v-1l1-1v-1h1l1-1v-1h1l1-1 1-1h1l1-1h1 1l1-1h2 3 3 2 3 2 2l10 2z"/>
          <dr3d:extrude draw:style-name="gr5" draw:layer="layout" svg:viewBox="15208 -5458 183 287" svg:d="m15391-5351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m7 140v-4h-19l-42 32v0l-44-32h-20v4l44 51h39z"/>
          <dr3d:extrude draw:style-name="gr5" draw:layer="layout" svg:viewBox="15433 -5454 272 209" svg:d="m15553-5454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5" draw:layer="layout" svg:viewBox="15750 -5458 199 213" svg:d="m15812-5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5955 -5457 99 254" svg:d="m16054-5452-3-1-4-1-4-1h-4l-5-1h-4-5l-5-1-5 1h-5l-4 1-4 1-4 2-3 2-3 2-3 3-2 3-2 4-2 3-1 5-1 4-1 5-1 5v6 137h-24v24h25l10 46h23v-46h38v-24h-38v-130-3-4l1-3v-2l1-3v-1l1-1v-1l1-1v-1h1l1-1v-1h1l1-1 1-1h1l1-1h1 1l1-1h2 3 3 2 3 2 2l10 2z"/>
          <dr3d:extrude draw:style-name="gr5" draw:layer="layout" svg:viewBox="16076 -5458 183 213" svg:d="m16259-5351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5" draw:layer="layout" svg:viewBox="12963 -5890 246 275" svg:d="m13094-5644h-6l-5-1h-6l-5-1-5-1-5-1-4-2-5-2-4-2-4-2-4-2-4-3-3-3-4-3-3-3-3-3-3-4-3-4-2-4-2-4-3-4-2-5-1-4-2-5-1-5-2-5-1-5-1-6v-5l-1-6v-6-6-6-6l1-5 1-6 1-5 1-6 1-5 1-5 2-5 2-5 2-4 2-5 3-4 2-4 3-4 3-3 3-4 4-3 3-3 4-3 4-3 4-2 4-3 4-2 5-2 4-1 5-2 5-1 5-1h5l6-1h5 4l4 1h3 4l3 1 4 1h3l3 1 4 1 3 2 3 1 3 1 2 2 3 1 3 2 3 2 2 2 3 2 2 2 2 2 3 2 2 2 2 3 2 2 4 6 4 5 3 6 3 6 30-15-4-7-4-7-5-7-5-7-3-3-2-3-3-3-3-3-4-3-3-2-3-3-4-2-3-3-4-2-4-2-4-2-4-1-4-2-5-2-4-1-5-1-5-1-4-1-5-1-5-1h-6l-11-1-8 1h-7l-8 1-7 1-7 2-7 1-6 2-6 3-6 3-6 3-6 3-5 3-5 4-4 4-5 4-4 5-4 4-4 5-3 6-3 5-3 5-3 6-2 6-3 7-2 6-1 7-2 6-1 7-1 7v7l-1 8v7 8l1 7v8l1 7 2 7 1 7 2 6 2 7 2 6 3 6 2 6 3 5 4 5 3 5 4 5 4 5 4 4 5 4 5 4 5 3 5 4 5 3 6 2 6 3 6 2 6 2 7 2 7 1 7 1 7 1h8 7 11l10-1 9-1 9-2 9-2 8-3 8-3 7-4 7-5 7-5 6-5 5-6 5-6 5-7 4-8 3-8-34-11-1 2-1 3-1 2-1 2-2 2-1 3-3 4-2 2-1 2-2 2-2 2-2 2-3 2-2 2-2 1-3 2-2 1-3 2-3 1-3 2-3 1-3 1-3 1-3 1-4 1h-3l-4 1h-3l-4 1h-4z"/>
          <dr3d:extrude draw:style-name="gr5" draw:layer="layout" svg:viewBox="13239 -5890 182 213" svg:d="m13275-5791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3465 -5886 34 281" svg:d="m13465-5886v281h34v-281z"/>
          <dr3d:extrude draw:style-name="gr5" draw:layer="layout" svg:viewBox="13549 -5890 165 209" svg:d="m13583-5681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5" draw:layer="layout" svg:viewBox="13766 -5886 34 281" svg:d="m13766-5886v281h34v-281z"/>
          <dr3d:extrude draw:style-name="gr5" draw:layer="layout" svg:viewBox="13841 -5890 199 213" svg:d="m13903-5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4065 -5886 97 209" svg:d="m14066-5886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5" draw:layer="layout" svg:viewBox="14313 -5886 211 267" svg:d="m14313-5886v267h203v-29h-166v-86h154v-29h-154v-93h174v-30z"/>
          <dr3d:extrude draw:style-name="gr5" draw:layer="layout" svg:viewBox="14566 -5886 34 281" svg:d="m14566-5886v281h34v-281z"/>
          <dr3d:extrude draw:style-name="gr5" draw:layer="layout" svg:viewBox="14641 -5890 182 213" svg:d="m14677-5791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4866 -5886 272 209" svg:d="m14986-5886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5" draw:layer="layout" svg:viewBox="15183 -5890 182 213" svg:d="m15219-5791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5407 -5886 165 209" svg:d="m15538-5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5" draw:layer="layout" svg:viewBox="15603 -5889 99 254" svg:d="m15702-5884-3-1-4-1-4-1h-4l-5-1h-4-5l-5-1-5 1h-5l-4 1-4 1-4 2-3 2-3 2-3 3-2 3-2 4-2 3-1 5-1 4-1 5-1 5v6 137h-24v24h25l10 46h23v-46h38v-24h-38v-130-3-4l1-3v-2l1-3v-1l1-1v-1l1-1v-1h1l1-1v-1h1l1-1 1-1h1l1-1h1 1l1-1h2 3 3 2 3 2 2l10 2z"/>
          <dr3d:extrude draw:style-name="gr5" draw:layer="layout" svg:viewBox="15724 -5890 199 213" svg:d="m15786-5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5949 -5886 97 209" svg:d="m15950-5886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5" draw:layer="layout" svg:viewBox="14093 -6399 77 362" svg:d="m14093-6399v362h77v-24h-44v-313h44v-25z"/>
          <dr3d:extrude draw:style-name="gr5" draw:layer="layout" svg:viewBox="14195 -6318 177 272" svg:d="m14195-6318v25l2 5 3 5 3 5 3 5 3 5 3 5 3 4 4 5 7 8 7 8 7 7 8 7 30 26 8 6 7 6 6 6 6 5 6 6 3 3 2 3 3 4 2 3 2 3 2 3 2 3 1 4 2 3 1 4 1 4v3 4l1 4v3l-1 3v2 3l-1 2v3l-1 2-1 2-1 2-1 2-1 2-1 2-1 2-2 2-1 1-2 2-1 1-2 1-2 2-2 1-2 1-2 1-2 1-2 1h-2l-3 1h-2l-3 1h-2-3-2-3-3-2-3-2l-2-1h-3l-2-1h-2l-3-1-2-1-2-1-2-1-2-1-2-1-2-2-1-1-2-1-2-2-1-2-2-1-1-2-1-2-2-2-1-2-1-2-1-2-1-3v-2l-1-3-1-2v-3l-1-3-34 4v3l1 4v3l1 4 1 3 2 3 1 4 1 3 2 3 2 3 2 3 2 3 2 2 3 3 2 3 3 2 3 2 2 3 4 2 3 2 3 1 4 2 3 2 4 1 4 1 4 1 4 1 5 1 4 1h5 5l5 1 5-1h5 4l5-1h4l4-1 4-1 4-1 4-1 4-2 3-1 4-2 3-2 3-2 3-2 3-2 2-3 3-2 2-3 2-3 2-3 2-3 1-3 2-3 1-4 1-3 1-4 1-4 1-4v-4l1-4v-5-3l-1-3v-4l-1-3v-3l-1-3-1-3-1-3-1-3-2-3-1-3-2-3-3-6-4-5-4-6-5-5-5-5-5-6-22-20-23-19-22-19-5-5-5-5-5-5-4-5-2-2-2-3-1-2-2-3-2-3-1-2-1-3-1-2h139v-30z"/>
          <dr3d:extrude draw:style-name="gr5" draw:layer="layout" svg:viewBox="14407 -6322 184 272" svg:d="m14591-6231v-5-5l-1-4-1-5v-5l-1-4-2-4-1-5-2-4-1-4-2-3-3-4-2-4-2-3-3-3-3-3-3-3-3-3-4-2-3-3-4-2-4-2-4-2-5-2-4-1-5-2-5-1-5-1-5-1h-5-6l-6-1-10 1h-5l-4 1h-5l-4 1-4 1-4 1-4 2-4 1-3 2-4 1-3 2-3 2-3 2-3 2-2 2-3 2-2 3-3 2-2 3-2 3-1 2-2 3-1 3-2 3-1 3-1 3-1 3-1 3-1 4-1 3 35 4 1-4 1-4 2-3 1-4 1-2 1-1 2-2 1-1 1-2 2-2 1-1 2-1 1-2 2-1 2-1 2-1 2-2 2-1h2l3-1 2-1 3-1h3l2-1h3 3l4-1h3 3l4 1h3 3l3 1 3 1h2l3 1 3 2 2 1 3 1 2 1 2 2 3 2 2 2 2 1 1 2 2 3 2 2 1 2 2 3 1 2 1 3 1 3 1 3 1 3 1 3 1 3v4 3 4l1 3v3l-1 3v3 3l-1 3-1 3v2l-1 3-1 3-2 2-1 2-1 3-2 2-1 2-2 2-2 2-2 2-2 1-2 2-2 1-2 2-3 1-2 1-3 1-3 1-2 1-3 1-3 1h-3-4l-3 1h-3-4l-4-1h-4l-4-1-3-1-4-1-3-1-3-1-3-1-3-2-3-2-2-1-3-2-2-2-3-2-2-1h-33l9 144h151v-30h-120l-5-85 2 2 2 2 3 1 3 2 3 1 3 2 3 1 3 1 4 2 4 1 3 1h4l4 1h5 4 5 5 4 5l5-1 4-1 4-1 5-1 4-2 3-1 4-2 4-2 3-2 4-2 3-2 3-3 3-3 2-3 3-3 2-3 3-3 2-3 2-4 1-3 2-4 1-4 2-4 1-4v-4l1-4 1-5v-4z"/>
          <dr3d:extrude draw:style-name="gr5" draw:layer="layout" svg:viewBox="14627 -6322 179 275" svg:d="m14806-6230v-5-5l-1-5v-5l-1-4-1-5-1-4-1-4-2-4-1-4-2-4-2-4-2-3-3-4-2-3-3-3-3-3-3-3-3-2-3-3-3-2-4-2-4-2-4-2-4-1-4-2-5-1-4-1-5-1h-5-5l-5-1-6 1h-5l-6 1-5 1-5 1-5 2-4 1-5 2-4 3-4 2-4 3-4 3-3 4-4 3-3 4-3 4-2 4-3 5-3 5-2 5-2 5-2 6-1 5-2 6-1 6-2 7-1 13-1 15-1 15 1 17 1 16 1 8 1 7 1 7 2 7 1 7 2 6 2 6 3 6 2 6 3 5 3 5 3 4 3 5 3 4 4 4 3 3 4 3 4 3 4 3 5 2 4 3 5 1 5 2 4 1 6 1 5 1h5 6 6 7l6-1 3-1h3l3-1 3-1 3-1 3-1 2-1 3-2 2-1 3-2 2-1 3-2 2-2 2-2 2-2 2-2 2-3 2-2 2-3 2-3 1-3 2-3 1-3 1-4 2-3 1-4-33-6-1 4-2 4-2 4-2 3-2 3-2 3-3 2-1 1-2 1-3 2-3 1-3 2-3 1-4 1h-3l-4 1h-4-3l-4-1h-3l-3-1-3-1-3-1-3-1-3-2-3-2-3-2-2-2-3-2-2-3-2-3-2-3-2-3-2-3-2-4-2-4-1-4-2-4-1-4-2-5-1-5-1-5v-5l-2-11-1-13v-12l3 4 2 4 3 3 3 4 4 3 3 3 4 2 4 3 5 2 4 2 5 1 4 2 5 1h5l6 1h5 4l5-1h4l4-1h4l4-1 4-2 4-1 4-2 3-1 3-2 4-2 3-2 3-3 2-2 3-3 3-3 2-3 2-3 3-3 1-4 2-3 2-4 1-4 2-4 1-4 1-4 1-5v-4l1-5v-5zm-34-6v4l-1 3v3 3l-1 3v3l-1 3-1 3-1 3-1 2-1 3-1 2-1 3-2 2-1 2-2 2-2 2-2 2-2 2-2 1-2 2-2 1-2 1-3 1-2 1-3 1-3 1h-3l-3 1h-3-3-3-3-2-2-3l-2-1h-2l-3-1h-2l-2-1-3-1-2-1-2-1-2-1-2-1-2-2-2-1-2-2-2-1-1-2-2-2-2-2-1-3-1-2-2-2-1-3-1-3-1-2v-3l-1-4v-3-3-4-3-4-4-3l1-3 1-4v-3l1-3 1-3 1-3 2-3 1-3 1-3 2-3 1-2 2-3 2-2 2-2 2-2 2-2 2-2 3-2 2-1 2-2 3-1 3-1 2-1 3-1h3l3-1h3 3 3 3l3 1h3l2 1h3l2 1 3 1 2 1 3 2 2 1 2 1 2 2 2 2 2 2 2 2 1 2 2 2 1 2 2 2 1 3 1 3 1 2 1 3 1 3 1 3v3l1 3v4 3l1 4z"/>
          <dr3d:extrude draw:style-name="gr5" draw:layer="layout" svg:viewBox="14827 -6399 77 362" svg:d="m14827-6399v25h44v313h-44v24h77v-362z"/>
        </dr3d:scene>
        <dr3d:scene draw:style-name="gr3" xml:id="id6" draw:id="id6" svg:width="4.75cm" svg:height="3.3cm" svg:x="13.75cm" svg:y="9.7cm" dr3d:transform="matrix (1 0 0 0 0.939692620785931 0.342020143325607 0 -0.342020143325607 0.939692620785931 -14.5005cm 9.00963457817488cm 3.0238361426763cm)" dr3d:vrp="(0 0 7625.71428571429)" dr3d:vpn="(0 0 7145.71428571429)" dr3d:projection="perspective" dr3d:distance="0.4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13250 -10501 2501 2001" svg:d="m13250-8500h2501v-2001h-2501zm0 2001zm2501-2001z"/>
          <dr3d:extrude draw:style-name="gr7" draw:layer="layout" svg:viewBox="13505 -9203 217 267" svg:d="m13678-9203-143 228 1-19 1-16v-15-178h-32v267h42l144-229-1 19-1 17v18 175h33v-267z"/>
          <dr3d:extrude draw:style-name="gr7" draw:layer="layout" svg:viewBox="13768 -9207 183 213" svg:d="m13804-9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3974 -9206 99 254" svg:d="m14073-9201-4-1-4-1-4-1-4-1h-4l-5-1h-4-6-4l-5 1-4 1-4 1-4 2-3 2-3 2-3 3-3 3-2 3-1 4-2 4-1 5-1 5v5 5 137h-24v25h25l10 46h23v-46h38v-25h-38v-129-4-3-3l1-3 1-2v-1-1l1-1v-1l1-1v-1l1-1h1l1-1v-1h1l1-1h1 1l1-1h1l3-1h2 3 3 2l2 1h3l10 2z"/>
          <dr3d:extrude draw:style-name="gr7" draw:layer="layout" svg:viewBox="14098 -9207 245 275" svg:d="m14228-8962h-6-5l-5-1h-5l-5-2-5-1-5-1-4-2-5-2-4-2-4-3-3-2-4-3-3-3-4-3-3-4-2-3-3-4-3-4-2-4-2-5-2-4-2-5-1-5-2-5-1-5-1-5-1-5-1-6v-6-5l-1-6 1-6v-6-6l1-5 1-6 1-5 1-5 2-5 2-5 2-5 2-5 2-4 2-4 3-4 3-4 3-4 3-3 3-4 4-3 3-3 4-2 4-3 4-2 5-2 4-2 5-2 5-1 5-1 5-1 5-1h5 6 3 4 4l3 1h4l3 1 4 1 3 1 3 1 3 1 3 1 3 2 3 1 3 2 2 2 3 1 3 2 2 2 2 2 3 2 2 3 2 2 2 2 2 3 4 5 4 6 4 5 3 6 29-14-3-8-5-7-4-7-5-6-3-3-3-4-3-3-3-2-3-3-3-3-4-2-3-3-4-2-4-2-4-2-4-2-4-2-4-2-4-1-5-2-4-1-5-1-5-1-5-1h-5l-5-1h-11-8l-8 1h-7l-8 2-6 1-7 2-7 2-6 2-6 3-6 3-5 3-5 4-5 3-5 4-4 5-5 4-4 5-3 5-4 5-3 5-3 6-3 6-2 6-2 6-2 6-2 7-1 7-1 7-1 7-1 7v7 8 7 8l1 7 1 7 1 7 2 7 1 7 2 6 3 6 2 6 3 6 3 6 3 5 4 5 3 5 5 4 4 4 4 4 5 4 5 4 5 3 6 3 5 3 6 2 7 3 6 2 6 1 7 2 7 1h8l7 1h8 10l10-1 10-1 9-2 8-3 9-2 8-4 7-4 7-4 6-5 6-5 6-6 5-7 4-7 4-7 4-8-34-12-1 3-1 2-2 2-1 3-1 2-2 2-3 5-1 2-2 2-2 2-2 2-2 2-2 1-2 2-3 2-2 1-3 2-2 1-3 2-3 1-3 1-3 1-3 1-4 1-3 1-4 1h-3l-4 1h-4-4z"/>
          <dr3d:extrude draw:style-name="gr7" draw:layer="layout" svg:viewBox="14359 -9203 257 267" svg:d="m14579-9203-30 78h-122l-31-78h-37l109 267h41l107-267zm-112 194-6 16-5 14-4 10-1 4v1 0 1-1 0l-1-1-1-4-3-10-5-15-6-15-34-88h100z"/>
          <dr3d:extrude draw:style-name="gr7" draw:layer="layout" svg:viewBox="14634 -9207 223 275" svg:d="m14857-9129v-5-4l-1-4-1-4-1-3-1-4-1-4-2-4-1-3-2-3-2-4-3-3-3-3-2-3-3-2-4-3-3-3-4-2-4-2-4-2-5-2-4-2-5-2-5-1-5-2-6-1-6-1-6-1-13-1h-13-12l-12 1-11 1-10 2-9 3-9 3-8 3-7 4-7 5-6 5-2 3-3 3-2 3-3 3-2 3-2 3-3 7-3 8-2 8 35 7v-3l1-2 1-3 1-2 1-2 1-3 1-2 2-2 1-2 2-2 1-2 2-2 2-2 2-2 2-1 3-2 2-1 3-2 2-1 3-1 3-1 3-1 4-1 3-1 3-1 4-1h4l4-1 9-1h9 8l7 1 8 1 7 1 3 1 3 1h3l3 1 3 2 3 1 2 1 3 1 2 2 2 2 2 1 2 2 2 2 2 2 1 2 2 2 1 2 1 3 1 2 1 3v3l1 3v3 3 3 3l-1 3v3l-1 2-1 3-1 2-2 2-1 2-2 2-2 2-2 1-2 2-2 2-3 1-3 1-2 2-3 1-6 2-7 2-7 2-33 8-23 5-6 2-5 2-5 2-6 1-5 3-5 2-4 2-5 3-2 1-2 2-2 1-2 2-2 2-2 2-2 1-2 2-1 2-2 2-1 2-2 3-1 2-1 2-1 3-1 2-1 3-1 2v3l-1 3v3l-1 3v3 3 5l1 5v4l1 4 1 4 1 4 2 4 2 3 2 3 2 3 2 4 3 2 3 3 3 3 3 2 3 2 4 2 3 2 4 2 4 2 4 1 4 2 5 1 4 1 10 2 10 1 10 1h10 12l12-1 10-1 4-1 5-1 4-1 4-1 4-1 4-2 4-1 3-2 4-2 3-2 3-2 2-2 3-2 3-2 2-3 2-2 2-3 2-3 2-3 2-3 1-3 2-3 1-4 1-3 2-4 1-3-36-7-1 3v2l-1 2-1 2-1 3-1 2-1 2-2 2-1 1-1 2-2 2-1 2-2 1-2 2-2 1-2 1-2 1-2 2-2 1-3 1-2 1-3 1h-3l-3 1-3 1h-3l-6 1-7 1h-8l-9-1h-8l-4-1h-3l-4-1-3-1-3-1h-3l-3-1-2-2-3-1-2-1-2-1-2-2-2-1-2-2-1-1-2-2-1-2-1-1-1-2-1-2-1-2-1-2v-2l-1-2v-2-2l-1-2v-3-3l1-2v-3l1-2 1-3 1-2 1-2 1-2 2-2 2-2 1-2 2-1 2-2 3-1 2-2 3-1 5-2 6-3 6-2 6-2 29-6 24-6 6-2 6-1 6-2 6-2 5-2 6-3 5-2 5-3 2-1 2-2 3-1 2-2 2-2 2-1 2-2 2-2 1-2 2-2 2-3 1-2 1-2 2-3 1-2 1-3 1-3 1-3v-3l1-3v-3l1-3v-4z"/>
          <dr3d:extrude draw:style-name="gr7" draw:layer="layout" svg:viewBox="14880 -9206 99 254" svg:d="m14979-9201-4-1-4-1-4-1-4-1h-4l-5-1h-4-6-4l-5 1-4 1-4 1-4 2-3 2-3 2-3 3-3 3-2 3-1 4-2 4-1 5-1 5v5 5 137h-24v25h25l10 46h23v-46h38v-25h-38v-129-4-3-3l1-3 1-2v-1-1l1-1v-1l1-1v-1l1-1h1l1-1v-1h1l1-1h1 1l1-1h1l3-1h2 3 3 2l2 1h3l10 2z"/>
          <dr3d:extrude draw:style-name="gr7" draw:layer="layout" svg:viewBox="15000 -9207 183 213" svg:d="m15036-9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5225 -9284 175 289" svg:d="m15400-9100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7" draw:layer="layout" svg:viewBox="15451 -9253 38 92" svg:d="m15489-9161v-32-5-5l-1-4v-5-4l-1-3-1-4-1-4-1-3-1-4-1-3-1-3-2-3-1-3-2-3-2-4h-23l4 7 3 6 2 3 1 3 2 3 1 3 1 3 1 3 1 4 1 3v3 3l1 3v3h-17v42z"/>
          <dr3d:extrude draw:style-name="gr7" draw:layer="layout" svg:viewBox="13861 -9635 259 267" svg:d="m14088-9635v178 20l1 18 1 19-6-19-5-17-6-17-69-182h-26l-69 182-1 2-1 1-1 4-2 8-3 8-3 9-6 21v-21l1-19v-17-178h-32v267h47l71-185 4-10 3-12 3-12 2-5v-2-2l1 2v2l1 5 4 12 4 12 2 6v2l1 2 70 185h46v-267z"/>
          <dr3d:extrude draw:style-name="gr7" draw:layer="layout" svg:viewBox="14181 -9635 34 281" svg:d="m14181-9387v33h34v-33zm-34-248v205h34v-205z"/>
          <dr3d:extrude draw:style-name="gr7" draw:layer="layout" svg:viewBox="14266 -9635 165 209" svg:d="m14396-9635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7" draw:layer="layout" svg:viewBox="14488 -9635 217 267" svg:d="m14661-9635-143 228 1-19 1-16v-15-178h-32v267h42l144-229-1 19-1 17v18 175h33v-267z"/>
          <dr3d:extrude draw:style-name="gr7" draw:layer="layout" svg:viewBox="14751 -9639 183 213" svg:d="m14787-9540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4957 -9638 99 254" svg:d="m15056-9633-4-1-4-1-4-1-4-1h-4l-5-1h-4-6-4l-5 1-4 1-4 1-4 2-3 2-3 2-3 3-3 3-2 3-1 4-2 4-1 5-1 5v5 5 137h-24v25h25l10 46h23v-46h38v-25h-38v-129-4-3-3l1-3 1-2v-1-1l1-1v-1l1-1v-1l1-1h1l1-1v-1h1l1-1h1 1l1-1h1l3-1h2 3 3 2l2 1h3l10 2z"/>
          <dr3d:extrude draw:style-name="gr7" draw:layer="layout" svg:viewBox="15096 -9685 38 92" svg:d="m15134-9593v-32-5-5l-1-4v-5-4l-1-3-1-4-1-4-1-3-1-4-1-3-1-3-2-3-1-3-2-3-2-4h-23l4 7 3 6 2 3 1 3 2 3 1 3 1 3 1 3 1 4 1 3v3 3l1 3v3h-17v42z"/>
          <dr3d:extrude draw:style-name="gr7" draw:layer="layout" svg:viewBox="13823 -10067 219 268" svg:d="m13950-9829v-238h-36v238h-91v30h219v-30z"/>
          <dr3d:extrude draw:style-name="gr7" draw:layer="layout" svg:viewBox="14064 -10067 97 209" svg:d="m14065-1006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7" draw:layer="layout" svg:viewBox="14196 -10067 34 281" svg:d="m14196-9819v33h34v-33zm-34-248v205h34v-205z"/>
          <dr3d:extrude draw:style-name="gr7" draw:layer="layout" svg:viewBox="14280 -10067 272 209" svg:d="m14400-10067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7" draw:layer="layout" svg:viewBox="14612 -10067 217 267" svg:d="m14785-10067-143 228 1-19 1-16v-15-178h-32v267h42l144-229-1 19-1 17v18 175h33v-267z"/>
          <dr3d:extrude draw:style-name="gr7" draw:layer="layout" svg:viewBox="14876 -10071 183 213" svg:d="m14912-997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5082 -10070 99 254" svg:d="m15181-10065-4-1-4-1-4-1-4-1h-4l-5-1h-4-6-4l-5 1-4 1-4 1-4 2-3 2-3 2-3 3-3 3-2 3-1 4-2 4-1 5-1 5v5 5 137h-24v25h25l10 46h23v-46h38v-25h-38v-129-4-3-3l1-3 1-2v-1-1l1-1v-1l1-1v-1l1-1h1l1-1v-1h1l1-1h1 1l1-1h1l3-1h2 3 3 2l2 1h3l10 2z"/>
        </dr3d:scene>
        <dr3d:scene draw:style-name="gr3" xml:id="id1" draw:id="id1" svg:width="7.25cm" svg:height="4.2cm" svg:x="12.5cm" svg:y="14cm" dr3d:transform="matrix (1 0 0 0 0.939692620785931 0.342020143325607 0 -0.342020143325607 0.939692620785931 -14.5005cm 12.3428503594863cm 4.09921644992415cm)" dr3d:vrp="(0 0 13599)" dr3d:vpn="(0 0 12860)" dr3d:projection="perspective" dr3d:distance="0.7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12250 -14001 4501 2001" svg:d="m13131-12000h3620l-882-2001h-3619zm0 2001zm4501-2001z"/>
          <dr3d:extrude draw:style-name="gr9" draw:layer="layout" svg:viewBox="13222 -12704 257 267" svg:d="m13442-12704-30 78h-122l-31-78h-37l109 267h41l107-267zm-112 195-6 15-5 14-4 11-1 3v2 0 0 0 0l-1-2-1-3-3-11-5-14-6-15-34-88h100z"/>
          <dr3d:extrude draw:style-name="gr9" draw:layer="layout" svg:viewBox="13504 -12708 165 209" svg:d="m13538-12499v-130l1-7v-6l1-6v-3l1-3v-2l1-2 1-3 1-2v-2l1-2 2-1 1-2 1-1 1-2 2-1 1-1 2-1 2-1 2-1 2-1h2l2-1h2 3l2-1h3 6 3 3 2l3 1 3 1h3l2 1 3 1 2 1 2 2 3 1 2 1 2 2 2 2 2 2 1 1 2 3 2 2 1 2 1 2 2 3 1 3 1 2 1 3 1 3 1 4v3l1 3v4l1 3v4 4 118h34v-161-13-14l1-11v-4-1-1h-32v1 0 1l-1 3v10l-1 11v9 0l-3-4-2-4-3-4-3-4-2-1-1-2-2-2-1-1-2-2-2-1-2-2-2-1-2-1-2-1-2-1-2-1-2-1-3-1-2-1-3-1h-2l-3-1h-3l-2-1h-6l-7-1-4 1h-4-4l-4 1h-3l-4 1-3 1-3 1-3 1-3 1-3 1-2 2-3 2-2 1-2 2-2 3-2 2-2 2-2 3-1 3-2 2-1 3-1 4-1 3-1 3-1 4v4l-1 4-1 9v9 136z"/>
          <dr3d:extrude draw:style-name="gr9" draw:layer="layout" svg:viewBox="13701 -12707 99 254" svg:d="m13800-12702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3821 -12708 184 287" svg:d="m14005-12601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m8 140v-4h-20l-41 32h-1l-44-32h-20v4l45 51h38z"/>
          <dr3d:extrude draw:style-name="gr9" draw:layer="layout" svg:viewBox="14047 -12704 272 209" svg:d="m14167-12704v131l-1 7v6l-1 6v6l-1 2v2l-1 3-1 2-1 2-1 2-1 1-1 2-1 1-1 2-1 1-2 1-1 1-2 1-2 1-1 1h-2l-2 1h-2-2l-3 1h-2-2-3-3-2-3l-2-1-3-1h-2l-2-1-3-1-2-1-2-2-2-1-2-1-1-2-2-2-2-2-1-1-2-3-1-2-2-2-1-2-1-3-1-3-1-2-1-3-1-3v-4l-1-3v-3l-1-4v-3-8-119h-34v162 13 14l-1 11v4 1 1h32v-1 0-1-3l1-10v-11-9h1l2 4 3 4 2 4 3 4 1 1 2 2 1 2 2 1 1 2 2 1 2 2 1 1 2 1 2 1 2 1 2 1 2 1 2 1 2 1 3 1h2l2 1h3l3 1h2 3 6 6 5l5-1 5-1 4-1 4-2 4-2 4-2 1-1 2-1 2-2 1-1 3-3 2-4 2-4 2-4 2-4 2-5v0l3 4 2 4 3 4 2 4 2 1 1 2 2 2 2 1 1 2 2 1 2 2 2 1 2 1 2 1 2 1 2 1 2 1 2 1 2 1 3 1h2l3 1h2l3 1h3 2 6 4 4 3l4-1h3l3-1 3-1 3-1 3-1 3-1 2-1 2-2 3-2 2-1 2-2 2-3 1-2 2-2 1-3 2-3 1-2 1-3 1-4 1-3 1-4 1-3v-4l1-4v-9l1-9v-137h-34v131 7l-1 6v6l-1 6v2l-1 2-1 3-1 2v2l-1 2-1 1-1 2-1 1-2 2-1 1-1 1-2 1-2 1-1 1-2 1h-2l-2 1h-2-2l-2 1h-3-2-3-2-3-2l-3-1h-2l-3-1-2-1-2-1-2-1-2-1-2-2-2-1-2-2-2-1-1-2-2-2-1-2-2-2-1-3-1-2-2-3-1-2-1-3v-3l-1-3-1-3v-3l-1-4v-3l-1-4v-8-119z"/>
          <dr3d:extrude draw:style-name="gr9" draw:layer="layout" svg:viewBox="14363 -12708 200 213" svg:d="m14425-12708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4569 -12707 99 254" svg:d="m14668-12702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4689 -12708 184 213" svg:d="m14873-12601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5024 -12785 175 290" svg:d="m15199-12600-1-12v-11l-2-10-1-10-1-5-1-5-2-4-1-5-2-4-2-4-2-4-2-3-2-4-3-3-2-3-3-3-3-3-3-2-4-3-3-2-4-2-4-1-4-2-4-1-5-1h-5l-5-1h-5-5l-6 1h-5l-5 1-4 2-5 1-4 2-4 2-4 2-4 2-4 3-3 4-3 3-3 4-2 4-3 5h-1 1v0 0-1 0-1-2-7-10-11-81h-34v244 15 12l-1 10v3 1 1h33v0 0 0-1-3l1-8 1-10v-11h1l2 5 1 2 2 2 1 2 1 2 2 2 1 2 2 2 2 1 1 2 2 1 2 2 1 1 2 1 2 1 2 2 2 1h2l2 1 3 1 2 1h2l3 1 5 1h5l5 1h6 5l5-1h5l5-1 4-1 4-1 4-2 4-2 3-2 4-2 3-2 3-3 3-3 2-3 3-3 2-3 2-4 2-3 2-4 2-4 1-4 2-5 1-4 1-5 1-10 2-11v-11zm-35-12v9l-1 9-1 8-1 8v3l-1 4-1 3-1 3-1 3-1 3-1 3-1 3-2 2-1 2-2 3-2 2-2 2-2 1-2 2-2 1-3 1-2 2h-3l-3 1-3 1h-3-3-4-2-3-3-3l-2-1h-3l-2-1-3-1-3-1-2-1-2-1-2-1-3-2-2-2-2-2-2-2-1-2-2-3-2-3-1-3-2-3-1-4-1-3-1-4-1-4-1-5-1-5-1-5v-11l-1-12v-10l1-10 1-9 1-4 1-4 1-3 1-4 1-3 1-3 2-3 1-3 2-3 1-2 2-2 2-2 2-2 2-2 2-2 3-1 2-1 3-1 2-1 3-1 3-1h2l3-1h4 3l3-1 3 1h4 3l3 1 3 1 3 1 2 1 3 1 2 1 2 2 2 2 2 2 2 2 2 2 1 2 2 3 1 3 1 2 1 3 1 4 1 3 1 3 1 4v3l1 8 1 9 1 8z"/>
          <dr3d:extrude draw:style-name="gr9" draw:layer="layout" svg:viewBox="15231 -12708 200 213" svg:d="m15293-12708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5457 -12704 97 209" svg:d="m15458-12704v158 13 13l-1 12v10h32v-10l1-12v-11-9h1l2 5 2 6 2 5 2 4 1 2 1 2 1 2 1 2 2 2 1 1 1 2 1 1 2 2 1 1 2 1 2 1 1 1 2 1 2 1 2 1h2l2 1h2l2 1h2 3 2 3 2 2 2 2l3-1h2 1v-32l-2 1h-2-2l-2 1h-3-2-3-2-3-3l-3-1h-2l-3-1-2-1-2-1-2-1-2-2-2-1-2-2-2-1-2-2-1-2-2-3-1-2-1-2-1-3-1-2-1-3-1-3-1-3-1-3-1-3-1-7v-7l-1-7v-8-107z"/>
          <dr3d:extrude draw:style-name="gr9" draw:layer="layout" svg:viewBox="15578 -12708 200 213" svg:d="m15640-12708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2966 -13140 184 213" svg:d="m13150-1303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3301 -13217 175 290" svg:d="m13476-13032-1-12v-11l-2-10-1-10-1-5-1-5-2-4-1-5-2-4-2-4-2-4-2-3-2-4-3-3-2-3-3-3-3-3-3-2-4-3-3-2-4-2-4-1-4-2-4-1-5-1h-5l-5-1h-5-5l-6 1h-5l-5 1-4 2-5 1-4 2-4 2-4 2-4 2-4 3-3 4-3 3-3 4-2 4-3 5h-1 1v0 0-1 0-1-2-7-10-11-81h-34v244 15 12l-1 10v3 1 1h33v0 0 0-1-3l1-8 1-10v-11h1l2 5 1 2 2 2 1 2 1 2 2 2 1 2 2 2 2 1 1 2 2 1 2 2 1 1 2 1 2 1 2 2 2 1h2l2 1 3 1 2 1h2l3 1 5 1h5l5 1h6 5l5-1h5l5-1 4-1 4-1 4-2 4-2 3-2 4-2 3-2 3-3 3-3 2-3 3-3 2-3 2-4 2-3 2-4 2-4 1-4 2-5 1-4 1-5 1-10 2-11v-11zm-35-12v9l-1 9-1 8-1 8v3l-1 4-1 3-1 3-1 3-1 3-1 3-1 3-2 2-1 2-2 3-2 2-2 2-2 1-2 2-2 1-3 1-2 2h-3l-3 1-3 1h-3-3-4-2-3-3-3l-2-1h-3l-2-1-3-1-3-1-2-1-2-1-2-1-3-2-2-2-2-2-2-2-1-2-2-3-2-3-1-3-2-3-1-4-1-3-1-4-1-4-1-5-1-5-1-5v-11l-1-12v-10l1-10 1-9 1-4 1-4 1-3 1-4 1-3 1-3 2-3 1-3 2-3 1-2 2-2 2-2 2-2 2-2 2-2 3-1 2-1 3-1 2-1 3-1 3-1h2l3-1h4 3l3-1 3 1h4 3l3 1 3 1 3 1 2 1 3 1 2 1 2 2 2 2 2 2 2 2 2 2 1 2 2 3 1 3 1 2 1 3 1 4 1 3 1 3 1 4v3l1 8 1 9 1 8z"/>
          <dr3d:extrude draw:style-name="gr9" draw:layer="layout" svg:viewBox="13508 -13140 200 213" svg:d="m13570-13140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3719 -13140 169 212" svg:d="m13888-13079v-4-3l-1-3v-4l-1-3-1-3-1-3-2-3-1-2-2-3-2-3-1-2-3-2-2-3-2-2-3-2-3-2-2-1-3-2-4-1-3-2-3-1-4-1-4-1-4-1-4-1-4-1h-4l-10-1-9-1-9 1h-8l-8 1-7 1-4 1-3 1-4 1-3 1-3 1-3 1-3 2-2 1-3 2-3 1-2 2-2 2-3 2-2 2-2 3-1 2-2 3-2 2-1 3-2 3-1 3-1 4-1 3-1 3 30 6 1-4 2-3 1-4 2-1 1-2 1-1 1-2 1-1 2-1 1-2 2-1 3-2 3-2 4-1 5-2 4-1h5l5-1h6l6-1 5 1h5 5l5 1h2l2 1h3l2 1 1 1h2l2 1 2 1 1 1 2 1 1 1 2 2 1 1 1 1 1 2 1 1 1 2 1 1v2l1 2v2l1 2v2 2 3 2l-1 2v2l-1 2-1 1-1 2-1 2-1 1-1 1-1 2-2 1-1 1-2 1-2 1-2 1-2 1-2 1-4 2-5 2-6 1-24 7-24 7-3 1-3 1-3 1-3 2-3 1-2 2-3 1-2 2-3 1-2 2-2 2-2 2-2 2-2 2-1 2-2 3-1 2-2 3-1 3-1 3v3l-1 3v4 3 7l1 3v3l1 3 1 3 1 3 1 3 1 2 2 3 1 2 2 3 2 2 2 2 3 2 2 2 3 2 2 1 3 2 3 1 6 3 7 2 8 1 8 2h9 9 8 8l8-1 7-1 6-2 6-2 6-3 5-2 3-2 2-2 2-1 2-2 2-2 2-2 2-3 1-2 2-2 1-3 2-3 1-2 2-6 1-7-30-4-1 2v2l-1 2-1 2-1 1v2l-1 1-2 2-1 1-1 1-1 2-2 1-1 1-1 1-2 1-2 1h-1l-2 1-2 1h-1l-2 1h-2l-2 1h-2l-4 1h-4l-4 1h-5-5l-6-1h-4l-5-1-4-1-4-1-3-2h-2l-1-1-1-1-1-1-2-1-1-1-1-1-1-2v-1l-1-1-1-1v-2l-1-1v-2l-1-1v-2-2-2-2-1l1-2v-2l1-2v-1l1-2 1-1 1-2 1-1 2-1 1-1 2-1 1-1 2-1 2-1 3-2 5-2 4-1 5-2 23-6 16-4 5-1 4-2 4-1 4-2 4-1 4-2 3-2 4-2 2-2 1-1 2-1 2-1 1-2 2-1 1-2 1-1 2-2 1-1 1-2 1-2 1-2 1-2 1-2 1-2 1-2v-2l1-2v-3l1-2v-3-2z"/>
          <dr3d:extrude draw:style-name="gr9" draw:layer="layout" svg:viewBox="13914 -13140 169 212" svg:d="m14083-13079v-4-3l-1-3v-4l-1-3-1-3-1-3-2-3-1-2-2-3-2-3-1-2-3-2-2-3-2-2-3-2-3-2-2-1-3-2-4-1-3-2-3-1-4-1-4-1-4-1-4-1-4-1h-4l-10-1-9-1-9 1h-8l-8 1-7 1-4 1-3 1-4 1-3 1-3 1-3 1-3 2-2 1-3 2-3 1-2 2-2 2-3 2-2 2-2 3-1 2-2 3-2 2-1 3-2 3-1 3-1 4-1 3-1 3 30 6 1-4 2-3 1-4 2-1 1-2 1-1 1-2 1-1 2-1 1-2 2-1 3-2 3-2 4-1 5-2 4-1h5l5-1h6l6-1 5 1h5 5l5 1h2l2 1h3l2 1 1 1h2l2 1 2 1 1 1 2 1 1 1 2 2 1 1 1 1 1 2 1 1 1 2 1 1v2l1 2v2l1 2v2 2 3 2l-1 2v2l-1 2-1 1-1 2-1 2-1 1-1 1-1 2-2 1-1 1-2 1-2 1-2 1-2 1-2 1-4 2-5 2-6 1-24 7-24 7-3 1-3 1-3 1-3 2-3 1-2 2-3 1-2 2-3 1-2 2-2 2-2 2-2 2-2 2-1 2-2 3-1 2-2 3-1 3-1 3v3l-1 3v4 3 7l1 3v3l1 3 1 3 1 3 1 3 1 2 2 3 1 2 2 3 2 2 2 2 3 2 2 2 3 2 2 1 3 2 3 1 6 3 7 2 8 1 8 2h9 9 8 8l8-1 7-1 6-2 6-2 6-3 5-2 3-2 2-2 2-1 2-2 2-2 2-2 2-3 1-2 2-2 1-3 2-3 1-2 2-6 1-7-30-4-1 2v2l-1 2-1 2-1 1v2l-1 1-2 2-1 1-1 1-1 2-2 1-1 1-1 1-2 1-2 1h-1l-2 1-2 1h-1l-2 1h-2l-2 1h-2l-4 1h-4l-4 1h-5-5l-6-1h-4l-5-1-4-1-4-1-3-2h-2l-1-1-1-1-1-1-2-1-1-1-1-1-1-2v-1l-1-1-1-1v-2l-1-1v-2l-1-1v-2-2-2-2-1l1-2v-2l1-2v-1l1-2 1-1 1-2 1-1 2-1 1-1 2-1 1-1 2-1 2-1 3-2 5-2 4-1 5-2 23-6 16-4 5-1 4-2 4-1 4-2 4-1 4-2 3-2 4-2 2-2 1-1 2-1 2-1 1-2 2-1 1-2 1-1 2-2 1-1 1-2 1-2 1-2 1-2 1-2 1-2 1-2v-2l1-2v-3l1-2v-3-2z"/>
          <dr3d:extrude draw:style-name="gr9" draw:layer="layout" svg:viewBox="14113 -13140 184 213" svg:d="m14297-1303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4439 -13140 175 285" svg:d="m14579-13103-3-5-3-4-2-4-3-4-4-3-3-3-4-3-4-2-4-2-4-2-4-2-5-1-5-1h-5l-6-1h-5l-10 1h-4l-4 1-5 1-4 1-3 1-4 2-3 1-4 2-3 3-3 2-3 2-3 3-2 3-2 3-3 4-2 3-2 4-1 4-4 9-2 9-2 10-2 12v12l-1 12 1 26 2 11 2 10 3 10 3 9 4 8 4 7 5 6 6 6 6 4 7 4 7 3 8 2 9 1 9 1h5l6-1h5l5-1 5-2 4-1 5-2 4-2 3-2 4-3 3-3 4-3 3-3 2-4 3-4 3-5v0 6 9 8 6 79h34v-239-14-12-10l1-4v-1-1h-33v1 1 2 1l-1 8-1 10zm-104 80v-11l1-9 1-9 1-8v-3l1-4 1-3 1-4 1-3 2-2 1-3 1-3 2-2 1-2 2-2 2-2 2-2 2-1 2-2 2-1 3-1 2-1 3-1h2l3-1h3 3l3-1 4 1h3 3l3 1h3l3 1 3 1 2 1 3 1 2 1 2 2 3 2 2 1 2 2 2 3 1 2 2 3 2 2 1 3 2 3 1 4 1 3 1 4 1 3 1 4 1 5 1 9v10l1 11-1 10v10l-1 9-1 4-1 4-1 3-1 4-1 3-2 3-1 3-1 3-2 3-2 2-1 2-2 2-2 2-2 2-3 2-2 1-2 1-3 1-2 1-3 1-3 1h-3l-3 1h-3-3-3-3-3-3l-3-1h-3l-2-1-2-1-3-1-2-1-2-1-2-2-2-2-2-1-2-2-1-3-2-2-1-2-2-3-1-3-1-3-1-3-1-4-1-3-1-4-1-8-1-9-1-10z"/>
          <dr3d:extrude draw:style-name="gr9" draw:layer="layout" svg:viewBox="14655 -13140 183 213" svg:d="m14691-13041 1-7v-8l1-7 1-4 1-3v-3l1-4 2-3 1-3 1-3 2-2 1-3 2-2 2-3 2-2 2-2 2-2 2-2 2-2 3-1 3-2 2-1 3-1 3-1 3-1h4l3-1h4 4 5l5 1h5l4 1 5 2 4 1 4 2 3 2 3 2 3 3 3 2 2 3 2 3 2 3 2 3 1 4 30-9-1-2-1-2-2-5-2-4-3-4-1-2-2-2-2-2-2-2-2-2-2-2-2-2-2-2-3-1-3-2-2-2-3-1-3-1-4-2-3-1-4-1-3-1-4-1-4-1h-5l-4-1h-5l-9-1-12 1-10 1-10 2-4 2-5 1-4 2-4 2-4 2-4 3-3 2-3 3-4 3-3 4-3 3-2 4-3 4-2 4-2 4-2 5-4 9-2 11-2 11-1 12-1 13 1 7v7 7l1 6 1 6 2 6 1 5 2 5 2 5 2 5 2 4 2 4 3 4 2 4 3 4 3 3 4 3 3 3 3 2 4 3 4 2 3 2 4 1 5 2 4 1 4 1 4 1 5 1 4 1h5 4 5 6 7l5-1 6-1 5-1 5-1 5-2 4-2 4-2 5-2 3-3 4-3 3-3 3-3 3-3 3-4 3-4 2-4 2-4 2-4 2-4 1-5 2-5 1-5 2-10 1-11 1-11 1-11v-5zm-36 27-1 8-1 7-1 7-2 6-2 6-3 5-1 2-2 2-2 2-1 2-2 2-2 2-2 1-2 2-2 1-2 1-2 2-3 1h-2l-3 1-5 1-6 1h-6-3-2-2-2l-2-1h-3l-2-1-2-1h-3l-2-1-2-1-2-1-2-2-3-1-2-2-2-1-2-2-1-2-2-2-2-3-2-2-1-3-2-3-1-3-1-3-2-3-1-4v-3l-1-4-1-4v-5-4z"/>
          <dr3d:extrude draw:style-name="gr9" draw:layer="layout" svg:viewBox="14971 -13139 99 254" svg:d="m15070-13134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5091 -13140 183 213" svg:d="m15127-13041 1-7v-8l1-7 1-4 1-3v-3l1-4 2-3 1-3 1-3 2-2 1-3 2-2 2-3 2-2 2-2 2-2 2-2 2-2 3-1 3-2 2-1 3-1 3-1 3-1h4l3-1h4 4 5l5 1h5l4 1 5 2 4 1 4 2 3 2 3 2 3 3 3 2 2 3 2 3 2 3 2 3 1 4 30-9-1-2-1-2-2-5-2-4-3-4-1-2-2-2-2-2-2-2-2-2-2-2-2-2-2-2-3-1-3-2-2-2-3-1-3-1-4-2-3-1-4-1-3-1-4-1-4-1h-5l-4-1h-5l-9-1-12 1-10 1-10 2-4 2-5 1-4 2-4 2-4 2-4 3-3 2-3 3-4 3-3 4-3 3-2 4-3 4-2 4-2 4-2 5-4 9-2 11-2 11-1 12-1 13 1 7v7 7l1 6 1 6 2 6 1 5 2 5 2 5 2 5 2 4 2 4 3 4 2 4 3 4 3 3 4 3 3 3 3 2 4 3 4 2 3 2 4 1 5 2 4 1 4 1 4 1 5 1 4 1h5 4 5 6 7l5-1 6-1 5-1 5-1 5-2 4-2 4-2 5-2 3-3 4-3 3-3 3-3 3-3 3-4 3-4 2-4 2-4 2-4 2-4 1-5 2-5 1-5 2-10 1-11 1-11 1-11v-5zm-36 27-1 8-1 7-1 7-2 6-2 6-3 5-1 2-2 2-2 2-1 2-2 2-2 2-2 1-2 2-2 1-2 1-2 2-3 1h-2l-3 1-5 1-6 1h-6-3-2-2-2l-2-1h-3l-2-1-2-1h-3l-2-1-2-1-2-1-2-2-3-1-2-2-2-1-2-2-1-2-2-2-2-3-2-2-1-3-2-3-1-3-1-3-2-3-1-4v-3l-1-4-1-4v-5-4z"/>
          <dr3d:extrude draw:style-name="gr9" draw:layer="layout" svg:viewBox="15317 -13136 272 209" svg:d="m15437-13136v131l-1 7v6l-1 6v6l-1 2v2l-1 3-1 2-1 2-1 2-1 1-1 2-1 1-1 2-1 1-2 1-1 1-2 1-2 1-1 1h-2l-2 1h-2-2l-3 1h-2-2-3-3-2-3l-2-1-3-1h-2l-2-1-3-1-2-1-2-2-2-1-2-1-1-2-2-2-2-2-1-1-2-3-1-2-2-2-1-2-1-3-1-3-1-2-1-3-1-3v-4l-1-3v-3l-1-4v-3-8-119h-34v162 13 14l-1 11v4 1 1h32v-1 0-1-3l1-10v-11-9h1l2 4 3 4 2 4 3 4 1 1 2 2 1 2 2 1 1 2 2 1 2 2 1 1 2 1 2 1 2 1 2 1 2 1 2 1 2 1 3 1h2l2 1h3l3 1h2 3 6 6 5l5-1 5-1 4-1 4-2 4-2 4-2 1-1 2-1 2-2 1-1 3-3 2-4 2-4 2-4 2-4 2-5v0l3 4 2 4 3 4 2 4 2 1 1 2 2 2 2 1 1 2 2 1 2 2 2 1 2 1 2 1 2 1 2 1 2 1 2 1 2 1 3 1h2l3 1h2l3 1h3 2 6 4 4 3l4-1h3l3-1 3-1 3-1 3-1 3-1 2-1 2-2 3-2 2-1 2-2 2-3 1-2 2-2 1-3 2-3 1-2 1-3 1-4 1-3 1-4 1-3v-4l1-4v-9l1-9v-137h-34v131 7l-1 6v6l-1 6v2l-1 2-1 3-1 2v2l-1 2-1 1-1 2-1 1-2 2-1 1-1 1-2 1-2 1-1 1-2 1h-2l-2 1h-2-2l-2 1h-3-2-3-2-3-2l-3-1h-2l-3-1-2-1-2-1-2-1-2-1-2-2-2-1-2-2-2-1-1-2-2-2-1-2-2-2-1-3-1-2-2-3-1-2-1-3v-3l-1-3-1-3v-3l-1-4v-3l-1-4v-8-119z"/>
          <dr3d:extrude draw:style-name="gr9" draw:layer="layout" svg:viewBox="15642 -13217 175 290" svg:d="m15817-13032-1-12v-11l-2-10-1-10-1-5-1-5-2-4-1-5-2-4-2-4-2-4-2-3-2-4-3-3-2-3-3-3-3-3-3-2-4-3-3-2-4-2-4-1-4-2-4-1-5-1h-5l-5-1h-5-5l-6 1h-5l-5 1-4 2-5 1-4 2-4 2-4 2-4 2-4 3-3 4-3 3-3 4-2 4-3 5h-1 1v0 0-1 0-1-2-7-10-11-81h-34v244 15 12l-1 10v3 1 1h33v0 0 0-1-3l1-8 1-10v-11h1l2 5 1 2 2 2 1 2 1 2 2 2 1 2 2 2 2 1 1 2 2 1 2 2 1 1 2 1 2 1 2 2 2 1h2l2 1 3 1 2 1h2l3 1 5 1h5l5 1h6 5l5-1h5l5-1 4-1 4-1 4-2 4-2 3-2 4-2 3-2 3-3 3-3 2-3 3-3 2-3 2-4 2-3 2-4 2-4 1-4 2-5 1-4 1-5 1-10 2-11v-11zm-35-12v9l-1 9-1 8-1 8v3l-1 4-1 3-1 3-1 3-1 3-1 3-1 3-2 2-1 2-2 3-2 2-2 2-2 1-2 2-2 1-3 1-2 2h-3l-3 1-3 1h-3-3-4-2-3-3-3l-2-1h-3l-2-1-3-1-3-1-2-1-2-1-2-1-3-2-2-2-2-2-2-2-1-2-2-3-2-3-1-3-2-3-1-4-1-3-1-4-1-4-1-5-1-5-1-5v-11l-1-12v-10l1-10 1-9 1-4 1-4 1-3 1-4 1-3 1-3 2-3 1-3 2-3 1-2 2-2 2-2 2-2 2-2 2-2 3-1 2-1 3-1 2-1 3-1 3-1h2l3-1h4 3l3-1 3 1h4 3l3 1 3 1 3 1 2 1 3 1 2 1 2 2 2 2 2 2 2 2 2 2 1 2 2 3 1 3 1 2 1 3 1 4 1 3 1 3 1 4v3l1 8 1 9 1 8z"/>
          <dr3d:extrude draw:style-name="gr9" draw:layer="layout" svg:viewBox="15849 -13140 184 213" svg:d="m16033-1303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4115 -13649 103 362" svg:d="m14115-13467v13l1 13 1 12 2 12 2 12 3 12 4 11 4 12 4 11 5 11 6 10 6 11 7 10 8 10 8 10 9 10h33l-9-10-8-10-7-10-7-10-6-11-6-11-5-11-4-11-4-11-3-11-3-12-3-12-1-12-2-13v-12l-1-14 1-13v-12l2-13 1-12 3-12 3-12 3-11 4-11 4-12 5-10 6-11 6-11 7-10 7-10 8-10 9-11h-33l-9 11-8 10-8 10-7 10-6 11-6 11-5 10-4 11-4 12-4 11-3 12-2 12-2 12-1 12-1 13v13z"/>
          <dr3d:extrude draw:style-name="gr9" draw:layer="layout" svg:viewBox="14228 -13571 99 254" svg:d="m14327-13566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4351 -13534 188 191" svg:d="m14459-13452v-82h-28v82h-80v27h80v82h28v-82h80v-27z"/>
          <dr3d:extrude draw:style-name="gr9" draw:layer="layout" svg:viewBox="14591 -13568 167 267" svg:d="m14591-13568v30h68v205l-61-43v32l63 43h32v-237h65v-30z"/>
          <dr3d:extrude draw:style-name="gr9" draw:layer="layout" svg:viewBox="14779 -13649 103 362" svg:d="m14882-13468v-13l-1-13-1-12-2-12-2-12-3-12-3-11-4-12-5-11-5-10-6-11-6-11-7-10-8-10-8-10-9-11h-33l9 11 8 10 7 10 7 10 6 11 6 11 5 10 4 12 4 11 4 11 2 12 3 12 2 12 1 13 1 12v13 14l-1 12-1 13-2 12-3 12-2 12-4 11-4 11-4 11-5 11-6 11-6 11-7 10-7 10-8 10-9 10h33l9-10 8-10 8-10 7-10 6-11 6-10 5-11 5-11 4-12 3-11 3-12 2-12 2-12 1-12 1-13v-13z"/>
        </dr3d:scene>
        <dr3d:scene draw:style-name="gr3" xml:id="id2" draw:id="id2" svg:width="6.75cm" svg:height="6.275cm" svg:x="12.75cm" svg:y="19.225cm" dr3d:transform="matrix (1 0 0 0 0.939692620785931 0.342020143325607 0 -0.342020143325607 0.939692620785931 -14.5005cm 16.4820512271775cm 5.51849978206923cm)" dr3d:vrp="(0 0 13763)" dr3d:vpn="(0 0 12860)" dr3d:projection="perspective" dr3d:distance="0.9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12250 -19376 4501 4001" svg:d="m12250-17375 2250 2000 2251-2000-2251-2000zm-2250 4000zm4501-4001z"/>
          <dr3d:extrude draw:style-name="gr11" draw:layer="layout" svg:viewBox="12877 -17078 257 267" svg:d="m13097-17078-30 78h-122l-31-78h-37l109 267h41l107-267zm-112 194-6 16-5 14-4 10-1 4v1 0 1-1 0l-1-1-1-4-3-10-5-15-6-15-34-88h100z"/>
          <dr3d:extrude draw:style-name="gr11" draw:layer="layout" svg:viewBox="13159 -17082 165 209" svg:d="m13193-16873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1" draw:layer="layout" svg:viewBox="13356 -17081 99 254" svg:d="m13455-17076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3476 -17082 184 286" svg:d="m13660-16975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8 140v-4h-20l-41 32h-1l-44-32h-20v4l45 51h38z"/>
          <dr3d:extrude draw:style-name="gr11" draw:layer="layout" svg:viewBox="13702 -17078 272 209" svg:d="m13822-17078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4018 -17082 200 213" svg:d="m14080-17082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1" draw:layer="layout" svg:viewBox="14224 -17081 99 254" svg:d="m14323-17076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344 -17082 184 213" svg:d="m14528-16975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4678 -17159 103 362" svg:d="m14678-16978v13l1 13 1 13 2 12 2 12 3 11 4 12 4 11 4 11 5 11 6 11 6 10 7 11 8 10 8 10 9 10h33l-9-10-8-10-7-10-7-11-6-10-6-11-5-11-4-11-4-11-3-12-3-12-3-12-1-12-2-12v-13l-1-13 1-13v-13l2-12 1-12 3-12 3-12 3-12 4-11 4-11 5-11 6-11 6-10 7-11 7-10 8-10 9-10h-33l-9 10-8 10-8 10-7 11-6 10-6 11-5 11-4 11-4 11-4 12-3 11-2 12-2 12-1 13-1 12z"/>
          <dr3d:extrude draw:style-name="gr11" draw:layer="layout" svg:viewBox="14791 -17081 99 254" svg:d="m14890-17076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914 -17044 188 190" svg:d="m15022-16963v-81h-28v81h-80v28h80v81h28v-81h80v-28z"/>
          <dr3d:extrude draw:style-name="gr11" draw:layer="layout" svg:viewBox="15154 -17078 167 267" svg:d="m15154-17078v29h68v205l-61-43v33l63 43h32v-238h65v-29z"/>
          <dr3d:extrude draw:style-name="gr11" draw:layer="layout" svg:viewBox="15342 -17159 103 362" svg:d="m15445-16978v-14l-1-12-1-13-2-12-2-12-3-11-3-12-4-11-5-11-5-11-6-11-6-10-7-11-8-10-8-10-9-10h-33l9 10 8 10 7 10 7 11 6 10 6 11 5 11 4 11 4 11 4 12 2 12 3 12 2 12 1 12 1 13v13 13l-1 13-1 12-2 12-3 12-2 12-4 12-4 11-4 11-5 11-6 11-6 10-7 11-7 10-8 10-9 10h33l9-10 8-10 8-10 7-11 6-10 6-11 5-11 5-11 4-11 3-12 3-11 2-12 2-12 1-13 1-13z"/>
          <dr3d:extrude draw:style-name="gr11" draw:layer="layout" svg:viewBox="15597 -17082 183 290" svg:d="m15633-16983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m30 106v4l41 55h40v-6l-63-53z"/>
          <dr3d:extrude draw:style-name="gr11" draw:layer="layout" svg:viewBox="15923 -17082 184 213" svg:d="m16107-16975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3345 -17510 272 209" svg:d="m13465-17510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3661 -17514 183 213" svg:d="m13697-17415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1" draw:layer="layout" svg:viewBox="13872 -17514 169 212" svg:d="m14041-17454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1" draw:layer="layout" svg:viewBox="14082 -17510 272 209" svg:d="m14202-17510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4398 -17514 184 213" svg:d="m14582-17407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4724 -17591 175 289" svg:d="m14800-17514h-10l-4 1h-5l-4 1-4 1-3 2-4 1-4 2-3 2-3 2-3 2-3 3-3 3-2 3-3 3-2 3-2 4-3 8-4 8-2 10-2 10-2 11v12l-1 13 1 13v12l2 11 2 11 3 9 3 9 4 8 2 4 2 3 2 4 3 3 3 2 2 3 4 3 3 2 3 2 3 2 4 1 4 1 4 2 4 1h4l4 1h10 6 6l5-1 3-1h2l3-1h2l2-1 2-1 3-1 2-1 2-1 2-1 1-1 2-1 2-1 2-2 1-1 2-2 2-1 1-2 1-2 2-1 3-4 2-4 3-4v0 10l1 11v9l1 2v1 1 0 0 0 0 0h33v-2-3l-1-11v-39-233h-34v83 10 10 11 0l-3-4-2-5-3-4-1-2-2-2-1-1-2-2-2-2-1-1-2-2-2-1-2-1-2-1-2-1-2-2h-2l-2-1-2-1-2-1-3-1h-2l-5-1-6-1h-5zm58 108-1 11v10l-1 5-1 4v4l-1 4-1 4-1 3-2 3-1 4-1 2-2 3-2 3-1 2-2 2-2 2-2 2-2 2-2 1-3 2-2 1-3 1-2 1-3 1h-3l-2 1h-3l-3 1h-3-3-3-4l-2-1h-3l-3-1-3-1-2-1-3-1-2-1-2-2-2-1-2-2-2-2-2-2-1-2-2-3-1-2-1-3-2-3-1-3-1-3-1-4v-3l-1-4-1-8-1-8-1-10v-10-10l1-9 1-9 1-7v-4l1-4 1-3 1-3 1-3 1-3 2-3 1-2 1-3 2-2 2-2 2-2 2-2 2-1 2-2 2-1 2-1 3-1 2-1 3-1h3l3-1h3 3 3 3 3l2 1h3l3 1 2 1h3l2 1 3 2 2 1 2 1 2 2 2 2 2 2 2 2 2 3 2 2 2 3 1 3 1 3 2 4 1 3 1 4 1 5 1 4 1 5v5l1 10z"/>
          <dr3d:extrude draw:style-name="gr11" draw:layer="layout" svg:viewBox="14948 -17514 165 209" svg:d="m14982-17305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1" draw:layer="layout" svg:viewBox="15155 -17514 183 213" svg:d="m15191-17415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1" draw:layer="layout" svg:viewBox="15481 -17514 184 213" svg:d="m15665-17407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3449 -17942 257 267" svg:d="m13669-17942-30 78h-122l-31-78h-37l109 267h41l107-267zm-112 194-6 16-5 14-4 10-1 4v1 0 1-1 0l-1-1-1-4-3-10-5-15-6-15-34-88h100z"/>
          <dr3d:extrude draw:style-name="gr11" draw:layer="layout" svg:viewBox="13731 -17946 165 209" svg:d="m13765-17737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1" draw:layer="layout" svg:viewBox="13928 -17945 99 254" svg:d="m14027-17940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048 -17946 184 286" svg:d="m14232-178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8 140v-4h-20l-41 32h-1l-44-32h-20v4l45 51h38z"/>
          <dr3d:extrude draw:style-name="gr11" draw:layer="layout" svg:viewBox="14274 -17942 272 209" svg:d="m14394-17942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4590 -17946 200 213" svg:d="m14652-17946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1" draw:layer="layout" svg:viewBox="14796 -17945 99 254" svg:d="m14895-17940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916 -17946 184 213" svg:d="m15100-178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5232 -17945 99 254" svg:d="m15331-17940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5352 -17942 185 271" svg:d="m15537-17746v-4-3-3-3l-1-3-1-3v-2l-1-3-1-2-1-3-1-2-1-3-1-2-2-2-1-2-1-2-4-4-3-4-3-3-4-4-15-12-15-11-4-3-3-3-4-3-3-3-1-1-2-2-1-2-1-2-1-1-1-2-2-2v-2l-1-2-1-2-1-2v-3l-1-2v-2-3-2h-33v3 3 3l1 3v3l1 2 1 3 1 2 1 3 1 2 1 3 1 2 1 2 1 2 2 2 1 2 3 4 3 3 4 3 3 3 15 12 15 11 4 2 3 3 3 4 3 3 2 1 1 2 1 2 1 2 1 2 2 2v2l1 2 1 2 1 2 1 2v3 2l1 3v3 2 3 3l-1 2v3l-1 2v3l-1 2-1 2-1 2-1 2-2 2-1 2-1 2-2 2-2 1-1 2-2 1-2 2-2 1-2 1-3 1-2 1-2 1-3 1-3 1h-2l-3 1h-3l-3 1h-3-3-3-6l-7-1-5-1-6-1-5-2-5-2-2-2-2-1-2-1-2-2-4-3-1-2-2-2-1-2-2-2-1-2-1-2-2-5-2-5-1-5-1-6h-35l1 4v4l1 4 1 4 1 4 1 4 2 3 1 4 2 3 2 4 2 3 2 3 2 3 3 3 2 3 3 3 3 3 3 2 4 2 3 3 4 2 3 2 4 1 5 2 4 2 4 1 5 1 5 1h5l5 1h6 6 5 5 5l5-1 5-1 4-1 5-1 4-1 4-1 4-2 4-2 4-1 3-2 3-2 4-3 3-2 2-3 3-2 3-3 2-3 2-3 2-3 2-3 1-4 2-3 1-4 1-4 1-4 1-4v-4-4zm-118-200v38h37v-38z"/>
        </dr3d:scene>
        <dr3d:scene draw:style-name="gr3" xml:id="id5" draw:id="id5" svg:width="6.9cm" svg:height="2.8cm" svg:x="2.3cm" svg:y="26.6cm" dr3d:transform="matrix (1 0 0 0 0.939692620785931 0.342020143325607 0 -0.342020143325607 0.939692620785931 -7.7505cm 20.3604632801831cm 7.0695336137766cm)" dr3d:vrp="(0 0 12072.4285714286)" dr3d:vpn="(0 0 11431.4285714286)" dr3d:projection="perspective" dr3d:distance="0.64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5750 -22301 4001 1501" svg:d="m6392-22301-60 4-60 13-58 20-58 28-55 34-53 40-50 45-47 51-44 55-39 59-34 62-29 64-23 67-18 69-10 70-4 70 4 70 10 70 18 68 23 67 29 65 34 62 39 59 44 55 47 50 50 46 53 40 55 34 58 27 58 20 60 13 60 4h2716l60-4 60-13 58-20 58-27 55-34 53-40 50-46 47-50 44-55 39-59 34-62 29-65 23-67 18-68 10-70 4-70-4-70-10-70-18-69-23-67-29-64-34-62-39-59-44-55-47-51-50-45-53-40-55-34-58-28-58-20-60-13-60-4zm-3358 1501zm4001-1501z"/>
          <dr3d:extrude draw:style-name="gr13" draw:layer="layout" svg:viewBox="6395 -21685 231 267" svg:d="m6584-21685-69 111h-83v-111h-37v267h126 11l5-1h5l5-1 5-1 5-1 4-1 4-2 5-1 4-2 3-2 4-2 3-2 4-2 3-2 3-3 2-2 3-3 2-3 2-3 2-3 2-4 2-3 1-4 2-4 1-3 1-4v-4l1-5v-4-4-3-4-3l-1-3v-3l-1-3-1-3-1-3-1-3-1-3-1-3-1-3-2-3-2-3-1-2-2-3-2-2-2-3-3-2-2-2-3-2-3-3-3-2-3-1-3-2-3-2-3-1-4-2-4-1-4-1-4-1-4-1 76-115zm-47 190v3l-1 3v3 3l-1 2-1 3v2l-1 2-2 3-1 2-1 2-2 1-1 2-2 2-2 2-2 1-2 2-2 1-2 1-2 1-3 1-2 1-3 1-3 1-3 1h-3l-3 1h-3l-7 1h-7-85v-98h87 4 3 4l3 1h4l3 1 3 1h3l3 2 2 1 3 1 2 1 2 2 3 1 2 2 1 1 2 2 2 2 1 2 2 2 1 2 1 2 1 2 1 2 1 3 1 2v2l1 3v2 3l1 3z"/>
          <dr3d:extrude draw:style-name="gr13" draw:layer="layout" svg:viewBox="6659 -21689 182 213" svg:d="m6695-21590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3" draw:layer="layout" svg:viewBox="6875 -21766 174 289" svg:d="m6962-21766h-8l-8 1h-4l-4 1-3 1-4 1-3 1-4 1-3 1-3 1-2 1-3 2-3 1-2 2-3 2-2 1-2 2-2 2-2 2-2 2-1 3-2 2-1 2-2 3-1 2-1 3-1 2-1 3-1 3-1 3 35 5 1-4 1-3 1-3 2-3 2-3 2-2 3-2 3-2 3-2 3-2 3-1 4-1 4-1 4-1h5 4 3 3 3l2 1h3l2 1h3l2 1 3 1 2 1 2 1 2 1 2 2 2 1 2 2 1 2 2 1 2 2 1 2 1 3 2 2 1 3 1 2 1 3v3l1 3 1 3v4l1 3v4 8 33 0l-2-4-2-4-3-4-3-3-1-2-1-2-2-1-2-2-1-2-2-1-2-1-2-2-2-1-2-1-3-2-2-1-2-1-3-1-2-1-3-1h-3l-2-1-3-1h-3l-3-1h-3-4-3-5-4l-5 1-4 1-4 1-4 1-4 1-4 2-3 1-3 2-3 2-3 3-3 2-3 3-2 3-2 3-2 4-2 3-2 4-2 4-1 4-2 4-1 5-1 5-2 10-1 11-1 11v13 12l1 11 1 11 2 10 1 5 1 5 2 4 1 4 2 4 2 4 2 4 2 4 3 3 2 3 3 3 3 3 3 2 3 3 3 2 4 2 4 1 4 2 4 1 4 1 5 1 5 1h5 5 5l5-1h5l5-1 5-2 4-2 4-2 5-2 3-3 4-2 3-4 4-3 3-4 2-4 3-4 2-4h1v10 11l1 9v2l1 1v1 0 0 1 0 0h32v-1-2-3-10l-1-12v-15-157-10l-1-10-2-9-2-8-2-4-1-4-2-4-2-3-2-3-2-4-2-2-3-3-3-3-3-2-3-3-3-2-3-2-4-2-4-1-4-2-8-2-9-2-10-1zm41 183v10 5l-1 5-1 5v4l-1 4-1 4-2 4-1 3-1 4-2 3-1 3-2 3-2 2-2 3-2 2-2 2-2 2-2 2-2 2-2 1-3 2-2 1-2 1-3 1-2 1h-3l-2 1h-3l-2 1h-3-3l-3-1h-3l-3-1h-3l-2-1-3-1-2-1-3-1-2-2-2-1-2-2-2-2-2-2-1-2-2-2-1-3-2-3-1-2-1-3-1-4-1-3-1-4-1-3-1-8-1-9-1-10v-10-11l1-9 1-9 1-8 1-4 1-3 1-4 1-3 1-3 1-3 2-2 1-3 2-2 1-2 2-2 2-1 2-2 2-1 2-2 2-1 3-1 2-1h3l2-1h3l3-1h3 3 3 3l2 1h3l2 1 3 1 2 1 2 1 3 1 2 1 2 2 3 1 2 2 2 2 2 2 2 2 2 3 2 3 1 2 2 3 2 3 1 4 1 3 2 4 1 4 1 4v4l1 4 1 5v5z"/>
          <dr3d:extrude draw:style-name="gr13" draw:layer="layout" svg:viewBox="7100 -21685 97 209" svg:d="m7101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7222 -21689 199 213" svg:d="m7284-21689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3" draw:layer="layout" svg:viewBox="7432 -21689 169 212" svg:d="m7601-21629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3" draw:layer="layout" svg:viewBox="7746 -21689 253 275" svg:d="m7746-21550v7l1 8v7l1 7 1 7 2 7 1 7 2 6 3 6 2 6 3 6 3 6 3 5 4 5 4 5 4 4 4 4 5 4 4 4 5 4 6 3 5 3 6 3 6 2 7 3 6 2 7 1 7 2 7 1h8l8 1h8 12l11-1 10-1 5-1 5-1 5-2 4-1 4-1 4-2 4-1 4-2 4-2 3-2 4-2 3-2 3-3 3-2 3-2 2-3 3-3 2-3 3-3 2-3 2-3 2-3 2-3 2-4 3-7-34-10-3 5-2 4-4 5-3 4-2 2-2 2-1 1-3 2-2 2-2 1-2 2-3 1-2 2-3 1-2 1-3 1-3 2-3 1h-3l-3 1-4 1-3 1-7 1h-8-8-6-6l-5-1h-6l-5-2-5-1-5-1-4-2-5-2-4-2-4-3-4-2-3-3-4-3-3-3-3-4-3-3-2-4-3-4-2-4-2-5-2-4-2-5-1-5-2-5-1-5-1-5-1-5v-6l-1-6v-11-6-6l1-6v-5l1-6 1-5 2-5 1-5 2-5 2-5 2-5 2-4 2-4 3-4 3-4 3-4 3-4 3-3 4-3 3-3 4-3 4-2 5-2 4-3 5-1 5-2 5-1 5-2h5l6-1h6l6-1 7 1h8l7 1 7 1 6 1 6 2 6 2 5 2 6 2 5 2 4 3 4 2 4 3 4 3 3 2 3 3v48h-80v30h113v-92l-4-4-5-5-6-4-6-4-6-4-6-4-7-3-8-4-7-3-8-2-9-2-8-2-9-2-10-1-9-1h-10-9l-8 1h-8l-7 2-7 1-7 2-7 2-6 2-7 3-5 3-6 3-5 4-6 3-4 4-5 5-4 4-4 5-4 5-4 5-3 5-3 6-3 6-2 6-3 6-2 6-1 7-2 7-1 7-1 7v7l-1 7z"/>
          <dr3d:extrude draw:style-name="gr13" draw:layer="layout" svg:viewBox="8057 -21685 97 209" svg:d="m8058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8188 -21689 165 209" svg:d="m8222-21480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13" draw:layer="layout" svg:viewBox="8404 -21766 174 289" svg:d="m8578-21582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3" draw:layer="layout" svg:viewBox="8611 -21689 183 213" svg:d="m8794-21582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3" draw:layer="layout" svg:viewBox="8950 -21685 167 267" svg:d="m8950-21685v29h68v205l-60-43v33l63 43h31v-238h65v-29z"/>
        </dr3d:scene>
        <dr3d:scene draw:style-name="gr3" xml:id="id3" draw:id="id3" svg:width="6.5cm" svg:height="2.7cm" svg:x="12.875cm" svg:y="26.65cm" dr3d:transform="matrix (1 0 0 0 0.939692620785931 0.342020143325607 0 -0.342020143325607 0.939692620785931 -14.5005cm 20.3604632801831cm 7.0695336137766cm)" dr3d:vrp="(0 0 12072.4285714286)" dr3d:vpn="(0 0 11431.4285714286)" dr3d:projection="perspective" dr3d:distance="0.64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12500 -22301 4001 1501" svg:d="m13142-22301-60 4-60 13-58 20-58 28-55 34-53 40-50 45-47 51-44 55-39 59-34 62-29 64-23 67-18 69-10 70-4 70 4 70 10 70 18 68 23 67 29 65 34 62 39 59 44 55 47 50 50 46 53 40 55 34 58 27 58 20 60 13 60 4h2716l60-4 60-13 58-20 58-27 55-34 53-40 50-46 47-50 44-55 39-59 34-62 29-65 23-67 18-68 10-70 4-70-4-70-10-70-18-69-23-67-29-64-34-62-39-59-44-55-47-51-50-45-53-40-55-34-58-28-58-20-60-13-60-4zm-3358 1501zm4001-1501z"/>
          <dr3d:extrude draw:style-name="gr13" draw:layer="layout" svg:viewBox="13145 -21685 231 267" svg:d="m13334-21685-69 111h-83v-111h-37v267h126 11l5-1h5l5-1 5-1 5-1 4-1 4-2 5-1 4-2 3-2 4-2 3-2 4-2 3-2 3-3 2-2 3-3 2-3 2-3 2-3 2-4 2-3 1-4 2-4 1-3 1-4v-4l1-5v-4-4-3-4-3l-1-3v-3l-1-3-1-3-1-3-1-3-1-3-1-3-1-3-2-3-2-3-1-2-2-3-2-2-2-3-3-2-2-2-3-2-3-3-3-2-3-1-3-2-3-2-3-1-4-2-4-1-4-1-4-1-4-1 76-115zm-47 190v3l-1 3v3 3l-1 2-1 3v2l-1 2-2 3-1 2-1 2-2 1-1 2-2 2-2 2-2 1-2 2-2 1-2 1-2 1-3 1-2 1-3 1-3 1-3 1h-3l-3 1h-3l-7 1h-7-85v-98h87 4 3 4l3 1h4l3 1 3 1h3l3 2 2 1 3 1 2 1 2 2 3 1 2 2 1 1 2 2 2 2 1 2 2 2 1 2 1 2 1 2 1 2 1 3 1 2v2l1 3v2 3l1 3z"/>
          <dr3d:extrude draw:style-name="gr13" draw:layer="layout" svg:viewBox="13409 -21689 182 213" svg:d="m13445-21590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3" draw:layer="layout" svg:viewBox="13625 -21766 174 289" svg:d="m13712-21766h-8l-8 1h-4l-4 1-3 1-4 1-3 1-4 1-3 1-3 1-2 1-3 2-3 1-2 2-3 2-2 1-2 2-2 2-2 2-2 2-1 3-2 2-1 2-2 3-1 2-1 3-1 2-1 3-1 3-1 3 35 5 1-4 1-3 1-3 2-3 2-3 2-2 3-2 3-2 3-2 3-2 3-1 4-1 4-1 4-1h5 4 3 3 3l2 1h3l2 1h3l2 1 3 1 2 1 2 1 2 1 2 2 2 1 2 2 1 2 2 1 2 2 1 2 1 3 2 2 1 3 1 2 1 3v3l1 3 1 3v4l1 3v4 8 33 0l-2-4-2-4-3-4-3-3-1-2-1-2-2-1-2-2-1-2-2-1-2-1-2-2-2-1-2-1-3-2-2-1-2-1-3-1-2-1-3-1h-3l-2-1-3-1h-3l-3-1h-3-4-3-5-4l-5 1-4 1-4 1-4 1-4 1-4 2-3 1-3 2-3 2-3 3-3 2-3 3-2 3-2 3-2 4-2 3-2 4-2 4-1 4-2 4-1 5-1 5-2 10-1 11-1 11v13 12l1 11 1 11 2 10 1 5 1 5 2 4 1 4 2 4 2 4 2 4 2 4 3 3 2 3 3 3 3 3 3 2 3 3 3 2 4 2 4 1 4 2 4 1 4 1 5 1 5 1h5 5 5l5-1h5l5-1 5-2 4-2 4-2 5-2 3-3 4-2 3-4 4-3 3-4 2-4 3-4 2-4h1v10 11l1 9v2l1 1v1 0 0 1 0 0h32v-1-2-3-10l-1-12v-15-157-10l-1-10-2-9-2-8-2-4-1-4-2-4-2-3-2-3-2-4-2-2-3-3-3-3-3-2-3-3-3-2-3-2-4-2-4-1-4-2-8-2-9-2-10-1zm41 183v10 5l-1 5-1 5v4l-1 4-1 4-2 4-1 3-1 4-2 3-1 3-2 3-2 2-2 3-2 2-2 2-2 2-2 2-2 2-2 1-3 2-2 1-2 1-3 1-2 1h-3l-2 1h-3l-2 1h-3-3l-3-1h-3l-3-1h-3l-2-1-3-1-2-1-3-1-2-2-2-1-2-2-2-2-2-2-1-2-2-2-1-3-2-3-1-2-1-3-1-4-1-3-1-4-1-3-1-8-1-9-1-10v-10-11l1-9 1-9 1-8 1-4 1-3 1-4 1-3 1-3 1-3 2-2 1-3 2-2 1-2 2-2 2-1 2-2 2-1 2-2 2-1 3-1 2-1h3l2-1h3l3-1h3 3 3 3l2 1h3l2 1 3 1 2 1 2 1 3 1 2 1 2 2 3 1 2 2 2 2 2 2 2 2 2 3 2 3 1 2 2 3 2 3 1 4 1 3 2 4 1 4 1 4v4l1 4 1 5v5z"/>
          <dr3d:extrude draw:style-name="gr13" draw:layer="layout" svg:viewBox="13850 -21685 97 209" svg:d="m13851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13972 -21689 199 213" svg:d="m14034-21689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3" draw:layer="layout" svg:viewBox="14182 -21689 169 212" svg:d="m14351-21629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3" draw:layer="layout" svg:viewBox="14496 -21689 253 275" svg:d="m14496-21550v7l1 8v7l1 7 1 7 2 7 1 7 2 6 3 6 2 6 3 6 3 6 3 5 4 5 4 5 4 4 4 4 5 4 4 4 5 4 6 3 5 3 6 3 6 2 7 3 6 2 7 1 7 2 7 1h8l8 1h8 12l11-1 10-1 5-1 5-1 5-2 4-1 4-1 4-2 4-1 4-2 4-2 3-2 4-2 3-2 3-3 3-2 3-2 2-3 3-3 2-3 3-3 2-3 2-3 2-3 2-3 2-4 3-7-34-10-3 5-2 4-4 5-3 4-2 2-2 2-1 1-3 2-2 2-2 1-2 2-3 1-2 2-3 1-2 1-3 1-3 2-3 1h-3l-3 1-4 1-3 1-7 1h-8-8-6-6l-5-1h-6l-5-2-5-1-5-1-4-2-5-2-4-2-4-3-4-2-3-3-4-3-3-3-3-4-3-3-2-4-3-4-2-4-2-5-2-4-2-5-1-5-2-5-1-5-1-5-1-5v-6l-1-6v-11-6-6l1-6v-5l1-6 1-5 2-5 1-5 2-5 2-5 2-5 2-4 2-4 3-4 3-4 3-4 3-4 3-3 4-3 3-3 4-3 4-2 5-2 4-3 5-1 5-2 5-1 5-2h5l6-1h6l6-1 7 1h8l7 1 7 1 6 1 6 2 6 2 5 2 6 2 5 2 4 3 4 2 4 3 4 3 3 2 3 3v48h-80v30h113v-92l-4-4-5-5-6-4-6-4-6-4-6-4-7-3-8-4-7-3-8-2-9-2-8-2-9-2-10-1-9-1h-10-9l-8 1h-8l-7 2-7 1-7 2-7 2-6 2-7 3-5 3-6 3-5 4-6 3-4 4-5 5-4 4-4 5-4 5-4 5-3 5-3 6-3 6-2 6-3 6-2 6-1 7-2 7-1 7-1 7v7l-1 7z"/>
          <dr3d:extrude draw:style-name="gr13" draw:layer="layout" svg:viewBox="14807 -21685 97 209" svg:d="m14808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14938 -21689 165 209" svg:d="m14972-21480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13" draw:layer="layout" svg:viewBox="15154 -21766 174 289" svg:d="m15328-21582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3" draw:layer="layout" svg:viewBox="15361 -21689 183 213" svg:d="m15544-21582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3" draw:layer="layout" svg:viewBox="15690 -21685 177 271" svg:d="m15690-21685v24l2 6 3 5 3 5 3 5 3 5 3 4 3 5 4 4 7 9 7 7 7 8 8 7 30 25 8 6 7 6 6 6 6 6 6 6 3 3 2 3 3 3 2 3 2 3 2 4 2 3 1 3 2 4 1 3 1 4v4 4l1 4v3l-1 2v3 2l-1 3v2l-1 3-1 2-1 2-1 2-1 2-1 2-1 1-2 2-1 2-2 1-1 2-2 1-2 1-2 1-2 1-2 1-2 1-2 1-2 1h-3l-2 1h-3l-2 1h-3-2-3-3-2-3l-2-1h-2l-3-1h-2l-2-1-3-1h-2l-2-1-2-1-2-2-2-1-2-1-1-1-2-2-2-1-1-2-2-2-1-2-1-1-2-2-1-3-1-2-1-2-1-2v-3l-1-2-1-3v-2l-1-3-34 3v4l1 3v4l1 3 1 3 2 4 1 3 1 3 2 3 2 3 2 3 2 3 2 3 3 3 2 2 3 2 3 3 2 2 4 2 3 2 3 2 4 2 3 1 4 2 4 1 4 1 4 1 5 1h4l5 1h5 5 5 5l4-1h5l4-1 4-1 4-1 4-1 4-1 4-1 3-2 4-2 3-1 3-2 3-2 3-3 2-2 3-3 2-2 2-3 2-3 2-3 1-3 2-4 1-3 1-4 1-3 1-4 1-4v-4l1-5v-4-3l-1-4v-3l-1-3v-3l-1-4-1-3-1-3-1-3-2-3-1-3-2-3-3-5-4-6-4-5-5-6-5-5-5-5-22-20-23-19-22-20-5-4-5-5-5-5-4-5-2-3-2-2-1-3-2-2-2-3-1-3-1-2-1-3h139v-29z"/>
        </dr3d:scene>
        <dr3d:scene draw:style-name="gr3" xml:id="id4" draw:id="id4" svg:width="7.5cm" svg:height="6.275cm" svg:x="2cm" svg:y="19.225cm" dr3d:transform="matrix (1 0 0 0 0.939692620785931 0.342020143325607 0 -0.342020143325607 0.939692620785931 -7.7505cm 16.4820512271775cm 5.51849978206923cm)" dr3d:vrp="(0 0 13763)" dr3d:vpn="(0 0 12860)" dr3d:projection="perspective" dr3d:distance="0.9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5500 -19376 4501 4001" svg:d="m5500-17375 2250 2000 2251-2000-2251-2000zm-2250 4000zm4501-4001z"/>
          <dr3d:extrude draw:style-name="gr11" draw:layer="layout" svg:viewBox="6818 -17078 217 267" svg:d="m6991-17078-142 228 1-19v-16l1-15v-178h-33v267h42l145-229-1 19-1 17-1 18v175h33v-267z"/>
          <dr3d:extrude draw:style-name="gr11" draw:layer="layout" svg:viewBox="7092 -17082 165 290" svg:d="m7126-16873v-130-7l1-7v-6l1-3v-2l1-3 1-2v-2l1-2 1-2 1-2 1-2 1-1 2-2 1-1 2-1 1-2 2-1 2-1h1l2-1 2-1h3l2-1h2 3 3l5-1h3l3 1h3 3l3 1 2 1 3 1 2 1 3 1 2 1 2 1 2 2 2 1 2 2 2 2 2 2 2 2 1 2 2 3 1 2 1 3 2 2 1 3 1 3 1 3v3l1 3v4l1 3v4 3 4 119h35v-161-14-13-11-4l1-1v-1h-33v0 0 2 3 9l-1 11v10h-1l-2-4-3-5-3-4-2-3-2-2-1-2-2-1-2-2-2-1-1-2-2-1-2-1-2-2-2-1-2-1-2-1-3-1-2-1-2-1h-3l-2-1h-3l-3-1h-3l-6-1h-6-4-4l-4 1h-4l-4 1h-3l-3 1-4 1-3 1-2 2-3 1-3 1-2 2-3 2-2 2-2 2-2 2-2 3-1 2-2 3-1 3-1 3-1 3-1 3-1 4-1 4-1 3v4l-1 9v9 137zm52 22v4l41 55h39v-6l-62-53z"/>
          <dr3d:extrude draw:style-name="gr11" draw:layer="layout" svg:viewBox="7307 -17078 272 209" svg:d="m7427-17078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1" draw:layer="layout" svg:viewBox="7624 -17082 182 213" svg:d="m7660-16983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1" draw:layer="layout" svg:viewBox="7849 -17078 97 209" svg:d="m7850-17078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1" draw:layer="layout" svg:viewBox="7971 -17082 183 213" svg:d="m8154-16975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1" draw:layer="layout" svg:viewBox="8297 -17082 174 285" svg:d="m8436-17046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11" draw:layer="layout" svg:viewBox="8513 -17082 199 213" svg:d="m8575-17082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1" draw:layer="layout" svg:viewBox="7083 -17510 35 281" svg:d="m7083-17262v33h35v-33zm-35-248v205h35v-205z"/>
          <dr3d:extrude draw:style-name="gr11" draw:layer="layout" svg:viewBox="7148 -17513 99 254" svg:d="m7247-17508-3-1-4-1-4-1-4-1h-5l-4-1h-5-5-5l-5 1-4 1-4 1-4 2-3 2-3 2-3 3-2 3-2 3-2 4-1 4-1 5-1 5-1 5v5 137h-24v25h25l10 46h23v-46h38v-25h-38v-129-4-3l1-3v-3l1-2v-1l1-1v-1l1-1v-1l1-1 1-1v0l1-1 1-1h1l1-1h1 1l1-1h1l2-1h3 3 2 3l2 1h2l10 2z"/>
          <dr3d:extrude draw:style-name="gr11" draw:layer="layout" svg:viewBox="7269 -17514 182 213" svg:d="m7305-17415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1" draw:layer="layout" svg:viewBox="7494 -17510 97 209" svg:d="m7495-17510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1" draw:layer="layout" svg:viewBox="7616 -17514 199 213" svg:d="m7678-17514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1" draw:layer="layout" svg:viewBox="7832 -17592 167 291" svg:d="m7868-17406v-9-8l1-8 1-8 1-4 1-3 1-3 1-4 1-3 1-3 1-3 2-2 1-3 2-2 2-3 2-2 2-2 2-2 2-1 3-2 2-1 3-2 3-1h3l3-1h3l4-1h3 5l4 1h4l4 2 4 1 3 2 4 1 3 3 1 1 2 1 1 2 1 1 1 2 2 1 1 2 1 2 1 4 2 4 1 4 1 5h34v-3l-1-3-1-3v-3l-1-4-2-3-1-3-1-3-2-3-1-2-2-3-2-3-2-3-2-2-2-2-3-3-2-2-3-2-2-2-3-2-3-2-4-1-3-2-3-1-4-2-4-1-3-1h-4l-5-1h-4l-4-1h-5-6l-5 1h-6l-5 1-5 1-5 2-4 1-5 2-4 2-4 3-3 2-4 3-3 3-3 3-3 3-3 4-3 3-2 4-2 4-2 4-2 5-2 4-1 5-1 5-1 5-1 5-2 10-1 11v11 10l1 9 1 9 1 4v4l2 8 1 4 1 3 2 4 1 3 1 3 2 3 2 3 1 3 2 2 2 3 2 2 1 3 2 2 2 2 3 2 2 2 2 1 2 2 2 2 3 1 2 2 3 1 2 1 2 1 3 1 3 1 2 1 3 1h2l3 1 6 1h5l5 1h6 4 4l4-1h4l4-1 4-1 3-1 4-1 3-1 3-1 3-2 3-1 3-2 3-2 2-2 3-2 2-2 2-2 3-2 2-3 2-2 1-3 2-2 2-3 1-3 1-3 2-3 1-3 1-3 1-3v-3l1-3-35-3-1 4-1 4-1 4-2 3-1 4-2 3-3 3-2 2-2 1-1 2-2 1-1 1-2 1h-2l-3 2-4 1-5 1h-4-5-4-3-3l-3-1-3-1h-3l-3-1-2-2-3-1-2-1-2-2-2-2-2-2-2-2-2-2-1-2-2-3-1-2-1-3-1-3-1-3-1-4-1-3-1-4-1-7-1-9v-9zm90-161v-2-1l-1-2v-2-2l-1-2v-1l-1-2-1-1-1-2-1-1-1-2-1-1-1-1-2-2-1-1-2-1-1-1-2-1-2-1-2-1h-2l-3-1-2-1h-3l-2-1h-6l-6-1h-7-8-2-3-2l-2 1v18h4l5-1h3 4 4 3l3 1h2 1l3 1h1l1 1h1l1 1h1 1l1 1v1h1l1 1v0l1 1v1h1v1 1 0l1 1v1 1 1 0 1 1 1 1l-1 1v0 1 1h-1v1l-1 1v0l-1 1v0l-1 1h-1l-1 1v0l-1 1h-1l-2 1h-3-2l-3 1h-3-3-6-1-1-2-1l12 34h21l-8-19h4l5-1h3l4-1 3-1 1-1 2-1h1l2-1 1-1 1-1 1-1 1-1 1-1 1-1 1-1v-1l1-2 1-1v-1l1-2v-1-1l1-4z"/>
          <dr3d:extrude draw:style-name="gr11" draw:layer="layout" svg:viewBox="8027 -17514 199 282" svg:d="m8089-17514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m57 206h-2-2-2l-2 1h-2l-2 1h-2l-2 1-4 2-4 2-3 2-4 2-14 8h-2l-2 1-1 1h-2l-1 1h-2-1-2-2-3l-2-1h-1-1l-1-1h-1l-1-1v0l-1-1h-1l-1-1v-1l-2-1-1-2-1-2-1-2v-2l-1-2-1-3v-2h-17v4l1 4 1 5v4l1 2v3l1 2 1 2 1 2 1 2 1 2 1 1 1 2 1 2 1 2 2 1 1 2 1 1 2 1 2 2 2 1 2 1h2l2 1 2 1h3 2 3 2 2 2l2-1h2l2-1h2l2-1 4-2 4-2 4-2 4-2 14-8h1l2-1 1-1h2l1-1h2 1 2 2 3l2 1h1 1l1 1h1v1h1l1 1 1 1h1v1l1 1 2 2 1 2 1 2v2l1 2 1 3v2h17v-4l-1-4-1-5v-4l-1-2-1-2v-2l-1-3-1-2-1-2v-1l-1-2-1-2-2-2-1-1-1-2-2-2-1-1-2-1-1-1-2-2-2-1h-2l-3-1-2-1h-2-3z"/>
          <dr3d:extrude draw:style-name="gr11" draw:layer="layout" svg:viewBox="8242 -17514 183 213" svg:d="m8425-17407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1" draw:layer="layout" svg:viewBox="7387 -17946 182 290" svg:d="m7423-17847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m31 106v4l41 55h39v-6l-62-53z"/>
          <dr3d:extrude draw:style-name="gr11" draw:layer="layout" svg:viewBox="7712 -17946 184 271" svg:d="m7896-17855v-5-5l-1-5-1-5v-4l-1-5-2-4-1-4-2-4-1-4-2-4-3-4-2-3-2-3-3-4-3-3-3-3-3-2-4-3-3-2-4-3-4-2-4-2-5-1-4-2-5-1-5-1-5-1-5-1-5-1h-6-6-10l-5 1h-4l-5 1-4 1-4 1-4 1-4 1-4 2-3 1-4 2-3 2-3 1-3 2-3 2-2 3-3 2-2 2-3 3-2 2-2 3-1 3-2 3-1 3-2 3-1 3-1 3-1 3-1 3-1 3-1 3 35 4 1-3 1-4 2-4 1-3 1-2 1-2 2-1 1-2 1-2 2-1 1-2 2-1 1-1 2-2 2-1 2-1 2-1 2-1 2-1 3-1 2-1h3l3-1h2l3-1h3 4 3 3 4 3l3 1h3l3 1 2 1 3 1 3 1 2 1 3 2 2 1 2 2 3 1 2 2 2 2 1 2 2 2 2 2 1 3 2 2 1 3 1 3 1 2 1 3 1 3 1 4 1 3v3 4 3l1 4v3l-1 3v3 3l-1 3-1 2v3l-1 3-1 2-2 3-1 2-1 2-2 2-1 2-2 2-2 2-2 2-2 2-2 1-2 2-2 1-3 2-2 1-3 1-3 1-2 1h-3l-3 1-3 1h-4-3-3-4-4l-4-1h-4l-3-1-4-1-3-1-3-2-3-1-3-1-3-2-2-2-3-1-2-2-3-2-2-2h-33l9 144h151v-29h-120l-5-85 2 2 2 1 3 2 3 1 3 2 3 1 3 2 3 1 4 1 4 1 3 1 4 1h4l5 1h4 5 5 4l5-1 5-1h4l4-1 5-2 4-1 3-2 4-1 4-2 3-2 4-3 3-2 3-3 3-2 2-3 3-3 2-3 3-3 2-4 2-3 1-4 2-4 1-3 2-4 1-5v-4l1-4 1-4v-5z"/>
          <dr3d:extrude draw:style-name="gr11" draw:layer="layout" svg:viewBox="7928 -17942 186 271" svg:d="m8114-17746v-4-3l-1-3v-3-3l-1-3-1-2-1-3-1-2-1-3-1-2-1-3-1-2-1-2-2-2-1-2-3-4-3-4-4-3-3-4-16-12-15-11-4-3-3-3-3-3-3-3-2-1-1-2-1-2-2-2-1-1-1-2-1-2-1-2-1-2-1-2v-2l-1-3v-2l-1-2v-3-2h-33v3 3l1 3v3l1 3v2l1 3 1 2 1 3 1 2 1 3 1 2 2 2 1 2 1 2 2 2 3 4 3 3 3 3 4 3 15 12 15 11 3 2 4 3 3 4 3 3 1 1 1 2 2 2 1 2 1 2 1 2 1 2 1 2 1 2v2l1 2 1 3v2 3 3 2 3 3 2l-1 3v2l-1 3-1 2-1 2-1 2-1 2-1 2-1 2-2 2-1 2-2 1-2 2-2 1-2 2-2 1-2 1-2 1-2 1-3 1-2 1-3 1h-3l-3 1h-2l-3 1h-3-3-3-7l-6-1-6-1-5-1-5-2-5-2-2-2-2-1-3-1-2-2-3-3-2-2-2-2-1-2-1-2-2-2-1-2-2-5-2-5-1-5-1-6h-35l1 4 1 4 1 4 1 4 1 4 1 4 1 3 2 4 2 3 1 4 2 3 2 3 3 3 2 3 3 3 3 3 3 3 3 2 3 2 3 3 4 2 4 2 4 1 4 2 4 2 5 1 5 1 5 1h5l5 1h5 6 5 6 5l5-1 4-1 5-1 4-1 5-1 4-1 4-2 4-2 3-1 4-2 3-2 3-3 3-2 3-3 3-2 2-3 2-3 2-3 2-3 2-3 2-4 1-3 1-4 2-4v-4l1-4 1-4v-4zm-119-200v38h37v-38z"/>
        </dr3d:scene>
        <draw:connector draw:style-name="gr14" draw:text-style-name="P1" draw:layer="layout" svg:x1="16.125cm" svg:y1="18.2cm" svg:x2="16.125cm" svg:y2="19.225cm" draw:start-shape="id1" draw:start-glue-point="2" draw:end-shape="id2" draw:end-glue-point="0" svg:d="m16125 18200v1025">
          <text:p/>
        </draw:connector>
        <draw:connector draw:style-name="gr14" draw:text-style-name="P1" draw:layer="layout" svg:x1="16.125cm" svg:y1="25.5cm" svg:x2="16.125cm" svg:y2="26.65cm" draw:start-shape="id2" draw:start-glue-point="2" draw:end-shape="id3" draw:end-glue-point="0" svg:d="m16125 25500v1150">
          <text:p/>
        </draw:connector>
        <draw:connector draw:style-name="gr14" draw:text-style-name="P1" draw:layer="layout" svg:x1="5.75cm" svg:y1="25.5cm" svg:x2="5.75cm" svg:y2="26.6cm" draw:start-shape="id4" draw:start-glue-point="2" draw:end-shape="id5" draw:end-glue-point="0" svg:d="m5750 25500v1100">
          <text:p/>
        </draw:connector>
        <draw:connector draw:style-name="gr14" draw:text-style-name="P1" draw:layer="layout" svg:x1="16.125cm" svg:y1="13cm" svg:x2="16.125cm" svg:y2="14cm" draw:start-shape="id6" draw:start-glue-point="2" draw:end-shape="id1" draw:end-glue-point="0" svg:d="m16125 13000v1000">
          <text:p/>
        </draw:connector>
        <draw:connector draw:style-name="gr14" draw:text-style-name="P1" draw:layer="layout" svg:x1="16.125cm" svg:y1="8.6cm" svg:x2="16.125cm" svg:y2="9.7cm" draw:start-shape="id7" draw:start-glue-point="2" draw:end-shape="id6" draw:end-glue-point="0" svg:d="m16125 8600v1100">
          <text:p/>
        </draw:connector>
        <draw:connector draw:style-name="gr14" draw:text-style-name="P1" draw:layer="layout" svg:x1="12.75cm" svg:y1="22.362cm" svg:x2="9.5cm" svg:y2="22.362cm" draw:start-shape="id2" draw:start-glue-point="3" draw:end-shape="id4" svg:d="m12750 22362h-3250">
          <text:p/>
        </draw:connector>
        <draw:connector draw:style-name="gr14" draw:text-style-name="P1" draw:layer="layout" svg:x1="5.75cm" svg:y1="19.225cm" svg:x2="13.75cm" svg:y2="11.35cm" draw:start-shape="id4" draw:start-glue-point="0" draw:end-shape="id6" draw:end-glue-point="3" svg:d="m5750 19225v-7875h8000">
          <text:p/>
        </draw:connector>
        <draw:frame draw:style-name="gr15" draw:text-style-name="P2" draw:layer="layout" svg:width="1.23cm" svg:height="0.725cm" svg:x="6cm" svg:y="25.275cm">
          <draw:text-box>
            <text:p><text:span text:style-name="T1">Sim</text:span></text:p>
          </draw:text-box>
        </draw:frame>
        <draw:frame draw:style-name="gr15" draw:text-style-name="P2" draw:layer="layout" svg:width="1.23cm" svg:height="0.725cm" svg:x="16.27cm" svg:y="25.5cm">
          <draw:text-box>
            <text:p><text:span text:style-name="T1">Sim</text:span></text:p>
          </draw:text-box>
        </draw:frame>
        <draw:frame draw:style-name="gr15" draw:text-style-name="P2" draw:layer="layout" svg:width="1.281cm" svg:height="0.725cm" svg:x="5.719cm" svg:y="18.275cm">
          <draw:text-box>
            <text:p><text:span text:style-name="T1">Não</text:span></text:p>
          </draw:text-box>
        </draw:frame>
        <draw:frame draw:style-name="gr15" draw:text-style-name="P2" draw:layer="layout" svg:width="1.281cm" svg:height="0.725cm" svg:x="10.5cm" svg:y="22.5cm">
          <draw:text-box>
            <text:p><text:span text:style-name="T1">Não</text:span></text:p>
          </draw:text-box>
        </draw:frame>
        <draw:connector draw:style-name="gr14" draw:text-style-name="P1" draw:layer="layout" svg:x1="16.125cm" svg:y1="3.7cm" svg:x2="16.125cm" svg:y2="4.6cm" draw:start-shape="id8" draw:start-glue-point="2" draw:end-shape="id7" draw:end-glue-point="0" svg:d="m16125 3700v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3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der Costa</meta:initial-creator>
    <meta:creation-date>2012-11-25T17:04:23</meta:creation-date>
    <dc:date>2012-12-10T19:42:43</dc:date>
    <dc:creator>Wander Costa</dc:creator>
    <meta:editing-duration>PT20M53S</meta:editing-duration>
    <meta:editing-cycles>3</meta:editing-cycles>
    <meta:generator>BrOffice/3.3$Unix LibreOffice_project/330m19$Build-401</meta:generator>
    <meta:document-statistic meta:object-count="196"/>
  </office:meta>
</office:document-meta>
</file>